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text-properties fo:language="de" fo:country="DE"/>
    </style:style>
    <style:style style:name="P2" style:family="paragraph" style:parent-style-name="Standard">
      <style:paragraph-properties fo:hyphenation-ladder-count="no-limit"/>
      <style:text-properties fo:language="de" fo:country="DE" officeooo:rsid="0066593e" officeooo:paragraph-rsid="0054664b" fo:hyphenate="true" fo:hyphenation-remain-char-count="2" fo:hyphenation-push-char-count="2"/>
    </style:style>
    <style:style style:name="P3" style:family="paragraph" style:parent-style-name="Standard">
      <style:paragraph-properties fo:text-align="start" style:justify-single-word="false" fo:hyphenation-ladder-count="no-limit"/>
      <style:text-properties fo:language="de" fo:country="DE" officeooo:rsid="0066593e" officeooo:paragraph-rsid="005a322c" fo:hyphenate="true" fo:hyphenation-remain-char-count="2" fo:hyphenation-push-char-count="2"/>
    </style:style>
    <style:style style:name="P4" style:family="paragraph" style:parent-style-name="Standard">
      <style:text-properties fo:language="de" fo:country="DE" officeooo:rsid="005180d5" officeooo:paragraph-rsid="005180d5"/>
    </style:style>
    <style:style style:name="P5" style:family="paragraph" style:parent-style-name="Standard">
      <style:text-properties fo:language="de" fo:country="DE" officeooo:rsid="00550f55" officeooo:paragraph-rsid="00550f55"/>
    </style:style>
    <style:style style:name="P6" style:family="paragraph" style:parent-style-name="Standard">
      <style:paragraph-properties fo:text-align="center" style:justify-single-word="false" fo:hyphenation-ladder-count="no-limit"/>
      <style:text-properties fo:font-size="12pt" fo:language="de" fo:country="DE" fo:font-weight="normal" officeooo:rsid="0066593e" officeooo:paragraph-rsid="0054664b" style:font-size-asian="10.5pt" style:font-weight-asian="normal" style:font-size-complex="12pt" style:font-weight-complex="normal" fo:hyphenate="true" fo:hyphenation-remain-char-count="2" fo:hyphenation-push-char-count="2"/>
    </style:style>
    <style:style style:name="P7" style:family="paragraph" style:parent-style-name="Standard">
      <style:paragraph-properties fo:text-align="start" style:justify-single-word="false" fo:hyphenation-ladder-count="no-limit"/>
      <style:text-properties fo:font-size="12pt" fo:language="de" fo:country="DE" fo:font-weight="normal" officeooo:rsid="0066593e" officeooo:paragraph-rsid="0054664b" style:font-size-asian="10.5pt" style:font-weight-asian="normal" style:font-size-complex="12pt" style:font-weight-complex="normal" fo:hyphenate="true" fo:hyphenation-remain-char-count="2" fo:hyphenation-push-char-count="2"/>
    </style:style>
    <style:style style:name="P8" style:family="paragraph" style:parent-style-name="Standard">
      <style:paragraph-properties fo:text-align="start" style:justify-single-word="false" fo:hyphenation-ladder-count="no-limit"/>
      <style:text-properties fo:font-size="12pt" fo:language="de" fo:country="DE" fo:font-weight="normal" officeooo:rsid="0069931d" officeooo:paragraph-rsid="0069931d" style:font-size-asian="10.5pt" style:font-weight-asian="normal" style:font-size-complex="12pt" style:font-weight-complex="normal" fo:hyphenate="true" fo:hyphenation-remain-char-count="2" fo:hyphenation-push-char-count="2"/>
    </style:style>
    <style:style style:name="P9" style:family="paragraph" style:parent-style-name="Standard">
      <style:paragraph-properties fo:text-align="start" style:justify-single-word="false" fo:hyphenation-ladder-count="no-limit"/>
      <style:text-properties officeooo:paragraph-rsid="005a322c" fo:hyphenate="true" fo:hyphenation-remain-char-count="2" fo:hyphenation-push-char-count="2"/>
    </style:style>
    <style:style style:name="P10" style:family="paragraph" style:parent-style-name="Standard">
      <style:paragraph-properties fo:text-align="center" style:justify-single-word="false" fo:hyphenation-ladder-count="no-limit"/>
      <style:text-properties fo:font-size="20pt" fo:language="de" fo:country="DE" fo:font-weight="bold" officeooo:rsid="0069931d" officeooo:paragraph-rsid="0069931d" style:font-size-asian="20pt" style:font-weight-asian="bold" style:font-size-complex="20pt" style:font-weight-complex="bold" fo:hyphenate="true" fo:hyphenation-remain-char-count="2" fo:hyphenation-push-char-count="2"/>
    </style:style>
    <style:style style:name="P11" style:family="paragraph" style:parent-style-name="Standard">
      <loext:graphic-properties draw:fill-image-width="0cm" draw:fill-image-height="0cm"/>
      <style:paragraph-properties fo:margin-left="0cm" fo:margin-right="0cm" fo:line-height="150%" fo:text-align="justify" style:justify-single-word="false" fo:hyphenation-ladder-count="no-limit" fo:text-indent="0.499cm" style:auto-text-indent="false" style:shadow="none">
        <style:tab-stops/>
      </style:paragraph-properties>
      <style:text-properties officeooo:rsid="001a9635" officeooo:paragraph-rsid="0069931d" fo:hyphenate="true" fo:hyphenation-remain-char-count="2" fo:hyphenation-push-char-count="2"/>
    </style:style>
    <style:style style:name="P12" style:family="paragraph" style:parent-style-name="Standard">
      <loext:graphic-properties draw:fill-image-width="0cm" draw:fill-image-height="0cm"/>
      <style:paragraph-properties fo:margin-left="0cm" fo:margin-right="0cm" fo:line-height="150%" fo:text-align="justify" style:justify-single-word="false" fo:hyphenation-ladder-count="no-limit" fo:text-indent="0.499cm" style:auto-text-indent="false" style:shadow="none">
        <style:tab-stops/>
      </style:paragraph-properties>
      <style:text-properties officeooo:rsid="001c394b" officeooo:paragraph-rsid="0069931d" fo:hyphenate="true" fo:hyphenation-remain-char-count="2" fo:hyphenation-push-char-count="2"/>
    </style:style>
    <style:style style:name="P13" style:family="paragraph" style:parent-style-name="Standard">
      <loext:graphic-properties draw:fill-image-width="0cm" draw:fill-image-height="0cm"/>
      <style:paragraph-properties fo:margin-left="0cm" fo:margin-right="0cm" fo:line-height="150%" fo:text-align="justify" style:justify-single-word="false" fo:hyphenation-ladder-count="no-limit" fo:text-indent="0.499cm" style:auto-text-indent="false" style:shadow="none">
        <style:tab-stops/>
      </style:paragraph-properties>
      <style:text-properties officeooo:rsid="001dc1fa" officeooo:paragraph-rsid="0069931d" fo:hyphenate="true" fo:hyphenation-remain-char-count="2" fo:hyphenation-push-char-count="2"/>
    </style:style>
    <style:style style:name="P14" style:family="paragraph" style:parent-style-name="Standard">
      <loext:graphic-properties draw:fill-image-width="0cm" draw:fill-image-height="0cm"/>
      <style:paragraph-properties fo:margin-left="0cm" fo:margin-right="0cm" fo:line-height="150%" fo:text-align="justify" style:justify-single-word="false" fo:hyphenation-ladder-count="no-limit" fo:text-indent="0.499cm" style:auto-text-indent="false" style:shadow="none">
        <style:tab-stops/>
      </style:paragraph-properties>
      <style:text-properties officeooo:rsid="001f0223" officeooo:paragraph-rsid="0069931d" fo:hyphenate="true" fo:hyphenation-remain-char-count="2" fo:hyphenation-push-char-count="2"/>
    </style:style>
    <style:style style:name="P15" style:family="paragraph" style:parent-style-name="Standard">
      <loext:graphic-properties draw:fill-image-width="0cm" draw:fill-image-height="0cm"/>
      <style:paragraph-properties fo:margin-left="0cm" fo:margin-right="0cm" fo:line-height="150%" fo:text-align="justify" style:justify-single-word="false" fo:hyphenation-ladder-count="no-limit" fo:text-indent="0.499cm" style:auto-text-indent="false" style:shadow="none">
        <style:tab-stops/>
      </style:paragraph-properties>
      <style:text-properties officeooo:rsid="00207e44" officeooo:paragraph-rsid="0069931d" fo:hyphenate="true" fo:hyphenation-remain-char-count="2" fo:hyphenation-push-char-count="2"/>
    </style:style>
    <style:style style:name="P16" style:family="paragraph" style:parent-style-name="Standard">
      <loext:graphic-properties draw:fill-image-width="0cm" draw:fill-image-height="0cm"/>
      <style:paragraph-properties fo:margin-left="0cm" fo:margin-right="0cm" fo:line-height="150%" fo:text-align="justify" style:justify-single-word="false" fo:hyphenation-ladder-count="no-limit" fo:text-indent="0.499cm" style:auto-text-indent="false" style:shadow="none">
        <style:tab-stops/>
      </style:paragraph-properties>
      <style:text-properties officeooo:rsid="0023ebcb" officeooo:paragraph-rsid="0069931d" fo:hyphenate="true" fo:hyphenation-remain-char-count="2" fo:hyphenation-push-char-count="2"/>
    </style:style>
    <style:style style:name="P17" style:family="paragraph" style:parent-style-name="Standard">
      <loext:graphic-properties draw:fill-image-width="0cm" draw:fill-image-height="0cm"/>
      <style:paragraph-properties fo:margin-left="0cm" fo:margin-right="0cm" fo:line-height="150%" fo:text-align="justify" style:justify-single-word="false" fo:hyphenation-ladder-count="no-limit" fo:text-indent="0.499cm" style:auto-text-indent="false" style:shadow="none">
        <style:tab-stops/>
      </style:paragraph-properties>
      <style:text-properties officeooo:rsid="00247de1" officeooo:paragraph-rsid="0069931d" fo:hyphenate="true" fo:hyphenation-remain-char-count="2" fo:hyphenation-push-char-count="2"/>
    </style:style>
    <style:style style:name="P18" style:family="paragraph" style:parent-style-name="Standard">
      <loext:graphic-properties draw:fill-image-width="0cm" draw:fill-image-height="0cm"/>
      <style:paragraph-properties fo:margin-left="0cm" fo:margin-right="0cm" fo:line-height="150%" fo:text-align="justify" style:justify-single-word="false" fo:hyphenation-ladder-count="no-limit" fo:text-indent="0.499cm" style:auto-text-indent="false" style:shadow="none">
        <style:tab-stops/>
      </style:paragraph-properties>
      <style:text-properties officeooo:rsid="0025dff8" officeooo:paragraph-rsid="0069931d" fo:hyphenate="true" fo:hyphenation-remain-char-count="2" fo:hyphenation-push-char-count="2"/>
    </style:style>
    <style:style style:name="P19" style:family="paragraph" style:parent-style-name="Standard">
      <loext:graphic-properties draw:fill-image-width="0cm" draw:fill-image-height="0cm"/>
      <style:paragraph-properties fo:margin-left="0cm" fo:margin-right="0cm" fo:line-height="150%" fo:text-align="justify" style:justify-single-word="false" fo:hyphenation-ladder-count="no-limit" fo:text-indent="0.499cm" style:auto-text-indent="false" style:shadow="none">
        <style:tab-stops/>
      </style:paragraph-properties>
      <style:text-properties officeooo:paragraph-rsid="0069931d" fo:hyphenate="true" fo:hyphenation-remain-char-count="2" fo:hyphenation-push-char-count="2"/>
    </style:style>
    <style:style style:name="P20" style:family="paragraph" style:parent-style-name="Standard">
      <loext:graphic-properties draw:fill-image-width="0cm" draw:fill-image-height="0cm"/>
      <style:paragraph-properties fo:margin-left="0cm" fo:margin-right="0cm" fo:line-height="150%" fo:text-align="justify" style:justify-single-word="false" fo:hyphenation-ladder-count="no-limit" fo:text-indent="0.499cm" style:auto-text-indent="false" style:shadow="none">
        <style:tab-stops/>
      </style:paragraph-properties>
      <style:text-properties officeooo:rsid="002b3dd7" officeooo:paragraph-rsid="0069931d" fo:hyphenate="true" fo:hyphenation-remain-char-count="2" fo:hyphenation-push-char-count="2"/>
    </style:style>
    <style:style style:name="P21" style:family="paragraph" style:parent-style-name="Standard">
      <loext:graphic-properties draw:fill-image-width="0cm" draw:fill-image-height="0cm"/>
      <style:paragraph-properties fo:margin-left="0cm" fo:margin-right="0cm" fo:line-height="150%" fo:text-align="justify" style:justify-single-word="false" fo:hyphenation-ladder-count="no-limit" fo:text-indent="0.499cm" style:auto-text-indent="false" style:shadow="none">
        <style:tab-stops/>
      </style:paragraph-properties>
      <style:text-properties officeooo:rsid="002e01af" officeooo:paragraph-rsid="0069931d" fo:hyphenate="true" fo:hyphenation-remain-char-count="2" fo:hyphenation-push-char-count="2"/>
    </style:style>
    <style:style style:name="P22" style:family="paragraph" style:parent-style-name="Standard">
      <loext:graphic-properties draw:fill-image-width="0cm" draw:fill-image-height="0cm"/>
      <style:paragraph-properties fo:margin-left="0cm" fo:margin-right="0cm" fo:line-height="150%" fo:text-align="justify" style:justify-single-word="false" fo:hyphenation-ladder-count="no-limit" fo:text-indent="0.499cm" style:auto-text-indent="false" style:shadow="none">
        <style:tab-stops/>
      </style:paragraph-properties>
      <style:text-properties officeooo:rsid="002ef0c8" officeooo:paragraph-rsid="0069931d" fo:hyphenate="true" fo:hyphenation-remain-char-count="2" fo:hyphenation-push-char-count="2"/>
    </style:style>
    <style:style style:name="P23" style:family="paragraph" style:parent-style-name="Standard">
      <loext:graphic-properties draw:fill-image-width="0cm" draw:fill-image-height="0cm"/>
      <style:paragraph-properties fo:margin-left="0cm" fo:margin-right="0cm" fo:line-height="150%" fo:text-align="justify" style:justify-single-word="false" fo:hyphenation-ladder-count="no-limit" fo:text-indent="0.499cm" style:auto-text-indent="false" style:shadow="none">
        <style:tab-stops/>
      </style:paragraph-properties>
      <style:text-properties officeooo:rsid="0030e248" officeooo:paragraph-rsid="0069931d" fo:hyphenate="true" fo:hyphenation-remain-char-count="2" fo:hyphenation-push-char-count="2"/>
    </style:style>
    <style:style style:name="P24" style:family="paragraph" style:parent-style-name="Standard">
      <loext:graphic-properties draw:fill-image-width="0cm" draw:fill-image-height="0cm"/>
      <style:paragraph-properties fo:margin-left="0cm" fo:margin-right="0cm" fo:line-height="150%" fo:text-align="justify" style:justify-single-word="false" fo:hyphenation-ladder-count="no-limit" fo:text-indent="0.499cm" style:auto-text-indent="false" style:shadow="none">
        <style:tab-stops/>
      </style:paragraph-properties>
      <style:text-properties officeooo:rsid="00367beb" officeooo:paragraph-rsid="0069931d" fo:hyphenate="true" fo:hyphenation-remain-char-count="2" fo:hyphenation-push-char-count="2"/>
    </style:style>
    <style:style style:name="P25" style:family="paragraph" style:parent-style-name="Standard">
      <loext:graphic-properties draw:fill-image-width="0cm" draw:fill-image-height="0cm"/>
      <style:paragraph-properties fo:margin-left="0cm" fo:margin-right="0cm" fo:line-height="150%" fo:text-align="justify" style:justify-single-word="false" fo:hyphenation-ladder-count="no-limit" fo:text-indent="0.499cm" style:auto-text-indent="false" style:shadow="none">
        <style:tab-stops/>
      </style:paragraph-properties>
      <style:text-properties officeooo:rsid="00368619" officeooo:paragraph-rsid="0069931d" fo:hyphenate="true" fo:hyphenation-remain-char-count="2" fo:hyphenation-push-char-count="2"/>
    </style:style>
    <style:style style:name="P26" style:family="paragraph" style:parent-style-name="Standard">
      <loext:graphic-properties draw:fill-image-width="0cm" draw:fill-image-height="0cm"/>
      <style:paragraph-properties fo:margin-left="0cm" fo:margin-right="0cm" fo:line-height="150%" fo:text-align="justify" style:justify-single-word="false" fo:hyphenation-ladder-count="no-limit" fo:text-indent="0.499cm" style:auto-text-indent="false" style:shadow="none">
        <style:tab-stops/>
      </style:paragraph-properties>
      <style:text-properties officeooo:rsid="0037feb4" officeooo:paragraph-rsid="0069931d" fo:hyphenate="true" fo:hyphenation-remain-char-count="2" fo:hyphenation-push-char-count="2"/>
    </style:style>
    <style:style style:name="P27" style:family="paragraph" style:parent-style-name="Standard">
      <loext:graphic-properties draw:fill-image-width="0cm" draw:fill-image-height="0cm"/>
      <style:paragraph-properties fo:margin-left="0cm" fo:margin-right="0cm" fo:line-height="150%" fo:text-align="justify" style:justify-single-word="false" fo:hyphenation-ladder-count="no-limit" fo:text-indent="0.499cm" style:auto-text-indent="false" style:shadow="none">
        <style:tab-stops/>
      </style:paragraph-properties>
      <style:text-properties officeooo:rsid="0038dd23" officeooo:paragraph-rsid="0069931d" fo:hyphenate="true" fo:hyphenation-remain-char-count="2" fo:hyphenation-push-char-count="2"/>
    </style:style>
    <style:style style:name="P28" style:family="paragraph" style:parent-style-name="Standard">
      <loext:graphic-properties draw:fill-image-width="0cm" draw:fill-image-height="0cm"/>
      <style:paragraph-properties fo:margin-left="0cm" fo:margin-right="0cm" fo:line-height="150%" fo:text-align="justify" style:justify-single-word="false" fo:hyphenation-ladder-count="no-limit" fo:text-indent="0.499cm" style:auto-text-indent="false" style:shadow="none">
        <style:tab-stops/>
      </style:paragraph-properties>
      <style:text-properties officeooo:rsid="003b8339" officeooo:paragraph-rsid="0069931d" fo:hyphenate="true" fo:hyphenation-remain-char-count="2" fo:hyphenation-push-char-count="2"/>
    </style:style>
    <style:style style:name="P29" style:family="paragraph" style:parent-style-name="Standard">
      <loext:graphic-properties draw:fill-image-width="0cm" draw:fill-image-height="0cm"/>
      <style:paragraph-properties fo:margin-left="0cm" fo:margin-right="0cm" fo:line-height="150%" fo:text-align="justify" style:justify-single-word="false" fo:hyphenation-ladder-count="no-limit" fo:text-indent="0.499cm" style:auto-text-indent="false" style:shadow="none">
        <style:tab-stops/>
      </style:paragraph-properties>
      <style:text-properties officeooo:rsid="003d4ef3" officeooo:paragraph-rsid="0069931d" fo:hyphenate="true" fo:hyphenation-remain-char-count="2" fo:hyphenation-push-char-count="2"/>
    </style:style>
    <style:style style:name="P30" style:family="paragraph" style:parent-style-name="Standard">
      <loext:graphic-properties draw:fill-image-width="0cm" draw:fill-image-height="0cm"/>
      <style:paragraph-properties fo:margin-left="0cm" fo:margin-right="0cm" fo:line-height="150%" fo:text-align="justify" style:justify-single-word="false" fo:hyphenation-ladder-count="no-limit" fo:text-indent="0.499cm" style:auto-text-indent="false" style:shadow="none">
        <style:tab-stops/>
      </style:paragraph-properties>
      <style:text-properties officeooo:rsid="003d59c5" officeooo:paragraph-rsid="0069931d" fo:hyphenate="true" fo:hyphenation-remain-char-count="2" fo:hyphenation-push-char-count="2"/>
    </style:style>
    <style:style style:name="P31" style:family="paragraph" style:parent-style-name="Standard">
      <loext:graphic-properties draw:fill-image-width="0cm" draw:fill-image-height="0cm"/>
      <style:paragraph-properties fo:margin-left="0cm" fo:margin-right="0cm" fo:line-height="150%" fo:text-align="justify" style:justify-single-word="false" fo:hyphenation-ladder-count="no-limit" fo:text-indent="0.499cm" style:auto-text-indent="false" style:shadow="none">
        <style:tab-stops/>
      </style:paragraph-properties>
      <style:text-properties officeooo:rsid="003f0785" officeooo:paragraph-rsid="0069931d" fo:hyphenate="true" fo:hyphenation-remain-char-count="2" fo:hyphenation-push-char-count="2"/>
    </style:style>
    <style:style style:name="P32" style:family="paragraph" style:parent-style-name="Standard">
      <loext:graphic-properties draw:fill-image-width="0cm" draw:fill-image-height="0cm"/>
      <style:paragraph-properties fo:margin-left="0cm" fo:margin-right="0cm" fo:line-height="150%" fo:text-align="justify" style:justify-single-word="false" fo:hyphenation-ladder-count="no-limit" fo:text-indent="0.499cm" style:auto-text-indent="false" style:shadow="none">
        <style:tab-stops/>
      </style:paragraph-properties>
      <style:text-properties officeooo:rsid="004061c6" officeooo:paragraph-rsid="0069931d" fo:hyphenate="true" fo:hyphenation-remain-char-count="2" fo:hyphenation-push-char-count="2"/>
    </style:style>
    <style:style style:name="P33" style:family="paragraph" style:parent-style-name="Standard">
      <loext:graphic-properties draw:fill-image-width="0cm" draw:fill-image-height="0cm"/>
      <style:paragraph-properties fo:margin-left="0cm" fo:margin-right="0cm" fo:line-height="150%" fo:text-align="justify" style:justify-single-word="false" fo:hyphenation-ladder-count="no-limit" fo:text-indent="0.499cm" style:auto-text-indent="false" style:shadow="none">
        <style:tab-stops/>
      </style:paragraph-properties>
      <style:text-properties officeooo:rsid="004204a9" officeooo:paragraph-rsid="0069931d" fo:hyphenate="true" fo:hyphenation-remain-char-count="2" fo:hyphenation-push-char-count="2"/>
    </style:style>
    <style:style style:name="P34" style:family="paragraph" style:parent-style-name="Standard">
      <loext:graphic-properties draw:fill-image-width="0cm" draw:fill-image-height="0cm"/>
      <style:paragraph-properties fo:margin-left="0cm" fo:margin-right="0cm" fo:line-height="150%" fo:text-align="justify" style:justify-single-word="false" fo:hyphenation-ladder-count="no-limit" fo:text-indent="0.499cm" style:auto-text-indent="false" style:shadow="none">
        <style:tab-stops/>
      </style:paragraph-properties>
      <style:text-properties officeooo:rsid="00438cfc" officeooo:paragraph-rsid="0069931d" fo:hyphenate="true" fo:hyphenation-remain-char-count="2" fo:hyphenation-push-char-count="2"/>
    </style:style>
    <style:style style:name="P35" style:family="paragraph" style:parent-style-name="Standard">
      <loext:graphic-properties draw:fill-image-width="0cm" draw:fill-image-height="0cm"/>
      <style:paragraph-properties fo:margin-left="0cm" fo:margin-right="0cm" fo:line-height="150%" fo:text-align="justify" style:justify-single-word="false" fo:hyphenation-ladder-count="no-limit" fo:text-indent="0.499cm" style:auto-text-indent="false" style:shadow="none">
        <style:tab-stops/>
      </style:paragraph-properties>
      <style:text-properties officeooo:rsid="00441129" officeooo:paragraph-rsid="0069931d" fo:hyphenate="true" fo:hyphenation-remain-char-count="2" fo:hyphenation-push-char-count="2"/>
    </style:style>
    <style:style style:name="P36" style:family="paragraph" style:parent-style-name="Standard">
      <loext:graphic-properties draw:fill-image-width="0cm" draw:fill-image-height="0cm"/>
      <style:paragraph-properties fo:margin-left="0cm" fo:margin-right="0cm" fo:line-height="150%" fo:text-align="justify" style:justify-single-word="false" fo:hyphenation-ladder-count="no-limit" fo:text-indent="0.499cm" style:auto-text-indent="false" style:shadow="none">
        <style:tab-stops/>
      </style:paragraph-properties>
      <style:text-properties officeooo:rsid="0044dffc" officeooo:paragraph-rsid="0069931d" fo:hyphenate="true" fo:hyphenation-remain-char-count="2" fo:hyphenation-push-char-count="2"/>
    </style:style>
    <style:style style:name="P37" style:family="paragraph" style:parent-style-name="Standard">
      <loext:graphic-properties draw:fill-image-width="0cm" draw:fill-image-height="0cm"/>
      <style:paragraph-properties fo:margin-left="0cm" fo:margin-right="0cm" fo:line-height="150%" fo:text-align="justify" style:justify-single-word="false" fo:hyphenation-ladder-count="no-limit" fo:text-indent="0.499cm" style:auto-text-indent="false" style:shadow="none">
        <style:tab-stops/>
      </style:paragraph-properties>
      <style:text-properties officeooo:rsid="0045b595" officeooo:paragraph-rsid="0069931d" fo:hyphenate="true" fo:hyphenation-remain-char-count="2" fo:hyphenation-push-char-count="2"/>
    </style:style>
    <style:style style:name="P38" style:family="paragraph" style:parent-style-name="Standard">
      <loext:graphic-properties draw:fill-image-width="0cm" draw:fill-image-height="0cm"/>
      <style:paragraph-properties fo:margin-left="0cm" fo:margin-right="0cm" fo:line-height="150%" fo:text-align="justify" style:justify-single-word="false" fo:hyphenation-ladder-count="no-limit" fo:text-indent="0.499cm" style:auto-text-indent="false" style:shadow="none">
        <style:tab-stops/>
      </style:paragraph-properties>
      <style:text-properties officeooo:rsid="0047b304" officeooo:paragraph-rsid="0069931d" fo:hyphenate="true" fo:hyphenation-remain-char-count="2" fo:hyphenation-push-char-count="2"/>
    </style:style>
    <style:style style:name="P39" style:family="paragraph" style:parent-style-name="Standard">
      <loext:graphic-properties draw:fill-image-width="0cm" draw:fill-image-height="0cm"/>
      <style:paragraph-properties fo:margin-left="0cm" fo:margin-right="0cm" fo:line-height="150%" fo:text-align="justify" style:justify-single-word="false" fo:hyphenation-ladder-count="no-limit" fo:text-indent="0.499cm" style:auto-text-indent="false" style:shadow="none">
        <style:tab-stops/>
      </style:paragraph-properties>
      <style:text-properties officeooo:rsid="004a65fa" officeooo:paragraph-rsid="0069931d" fo:hyphenate="true" fo:hyphenation-remain-char-count="2" fo:hyphenation-push-char-count="2"/>
    </style:style>
    <style:style style:name="P40" style:family="paragraph" style:parent-style-name="Standard">
      <loext:graphic-properties draw:fill-image-width="0cm" draw:fill-image-height="0cm"/>
      <style:paragraph-properties fo:margin-left="0cm" fo:margin-right="0cm" fo:line-height="150%" fo:text-align="justify" style:justify-single-word="false" fo:hyphenation-ladder-count="no-limit" fo:text-indent="0.499cm" style:auto-text-indent="false" style:shadow="none">
        <style:tab-stops/>
      </style:paragraph-properties>
      <style:text-properties officeooo:rsid="004b6304" officeooo:paragraph-rsid="0069931d" fo:hyphenate="true" fo:hyphenation-remain-char-count="2" fo:hyphenation-push-char-count="2"/>
    </style:style>
    <style:style style:name="P41" style:family="paragraph" style:parent-style-name="Standard">
      <loext:graphic-properties draw:fill-image-width="0cm" draw:fill-image-height="0cm"/>
      <style:paragraph-properties fo:margin-left="0cm" fo:margin-right="0cm" fo:line-height="150%" fo:text-align="justify" style:justify-single-word="false" fo:hyphenation-ladder-count="no-limit" fo:text-indent="0.499cm" style:auto-text-indent="false" style:shadow="none">
        <style:tab-stops/>
      </style:paragraph-properties>
      <style:text-properties officeooo:rsid="004ce254" officeooo:paragraph-rsid="0069931d" fo:hyphenate="true" fo:hyphenation-remain-char-count="2" fo:hyphenation-push-char-count="2"/>
    </style:style>
    <style:style style:name="P42" style:family="paragraph" style:parent-style-name="Standard">
      <loext:graphic-properties draw:fill-image-width="0cm" draw:fill-image-height="0cm"/>
      <style:paragraph-properties fo:margin-left="0cm" fo:margin-right="0cm" fo:line-height="150%" fo:text-align="justify" style:justify-single-word="false" fo:hyphenation-ladder-count="no-limit" fo:text-indent="0.499cm" style:auto-text-indent="false" style:shadow="none">
        <style:tab-stops/>
      </style:paragraph-properties>
      <style:text-properties officeooo:rsid="004ce381" officeooo:paragraph-rsid="0069931d" fo:hyphenate="true" fo:hyphenation-remain-char-count="2" fo:hyphenation-push-char-count="2"/>
    </style:style>
    <style:style style:name="P43" style:family="paragraph" style:parent-style-name="Standard">
      <loext:graphic-properties draw:fill-image-width="0cm" draw:fill-image-height="0cm"/>
      <style:paragraph-properties fo:margin-left="0cm" fo:margin-right="0cm" fo:line-height="150%" fo:text-align="justify" style:justify-single-word="false" fo:hyphenation-ladder-count="no-limit" fo:text-indent="0.499cm" style:auto-text-indent="false" style:shadow="none">
        <style:tab-stops/>
      </style:paragraph-properties>
      <style:text-properties officeooo:rsid="004f4836" officeooo:paragraph-rsid="0069931d" fo:hyphenate="true" fo:hyphenation-remain-char-count="2" fo:hyphenation-push-char-count="2"/>
    </style:style>
    <style:style style:name="P44" style:family="paragraph" style:parent-style-name="Standard">
      <loext:graphic-properties draw:fill-image-width="0cm" draw:fill-image-height="0cm"/>
      <style:paragraph-properties fo:margin-left="0cm" fo:margin-right="0cm" fo:line-height="150%" fo:text-align="justify" style:justify-single-word="false" fo:hyphenation-ladder-count="no-limit" fo:text-indent="0.499cm" style:auto-text-indent="false" style:shadow="none">
        <style:tab-stops/>
      </style:paragraph-properties>
      <style:text-properties officeooo:rsid="004fc185" officeooo:paragraph-rsid="0069931d" fo:hyphenate="true" fo:hyphenation-remain-char-count="2" fo:hyphenation-push-char-count="2"/>
    </style:style>
    <style:style style:name="P45" style:family="paragraph" style:parent-style-name="Standard">
      <loext:graphic-properties draw:fill-image-width="0cm" draw:fill-image-height="0cm"/>
      <style:paragraph-properties fo:margin-left="0cm" fo:margin-right="0cm" fo:line-height="150%" fo:text-align="justify" style:justify-single-word="false" fo:hyphenation-ladder-count="no-limit" fo:text-indent="0.499cm" style:auto-text-indent="false" style:shadow="none">
        <style:tab-stops/>
      </style:paragraph-properties>
      <style:text-properties officeooo:rsid="00514c25" officeooo:paragraph-rsid="0069931d" fo:hyphenate="true" fo:hyphenation-remain-char-count="2" fo:hyphenation-push-char-count="2"/>
    </style:style>
    <style:style style:name="P46" style:family="paragraph" style:parent-style-name="Footnote">
      <style:text-properties officeooo:rsid="00207e44" officeooo:paragraph-rsid="00207e44"/>
    </style:style>
    <style:style style:name="P47" style:family="paragraph" style:parent-style-name="Footnote">
      <style:text-properties officeooo:rsid="0027b319" officeooo:paragraph-rsid="0027b319"/>
    </style:style>
    <style:style style:name="P48" style:family="paragraph" style:parent-style-name="Footnote">
      <style:text-properties officeooo:rsid="00247de1" officeooo:paragraph-rsid="00247de1"/>
    </style:style>
    <style:style style:name="P49" style:family="paragraph" style:parent-style-name="Footnote">
      <style:text-properties officeooo:rsid="00299197" officeooo:paragraph-rsid="00299197"/>
    </style:style>
    <style:style style:name="P50" style:family="paragraph" style:parent-style-name="Footnote">
      <style:text-properties officeooo:rsid="002c116f" officeooo:paragraph-rsid="002c116f"/>
    </style:style>
    <style:style style:name="P51" style:family="paragraph" style:parent-style-name="Footnote">
      <style:text-properties officeooo:rsid="002e01af" officeooo:paragraph-rsid="002e01af"/>
    </style:style>
    <style:style style:name="P52" style:family="paragraph" style:parent-style-name="Footnote">
      <style:text-properties officeooo:rsid="0032c1e2" officeooo:paragraph-rsid="0032c1e2"/>
    </style:style>
    <style:style style:name="P53" style:family="paragraph" style:parent-style-name="Footnote">
      <style:text-properties officeooo:rsid="0034a78e" officeooo:paragraph-rsid="0034a78e"/>
    </style:style>
    <style:style style:name="P54" style:family="paragraph" style:parent-style-name="Footnote">
      <style:text-properties officeooo:rsid="003d59c5" officeooo:paragraph-rsid="003d59c5"/>
    </style:style>
    <style:style style:name="P55" style:family="paragraph" style:parent-style-name="Footnote">
      <style:text-properties officeooo:rsid="0044dffc" officeooo:paragraph-rsid="0044dffc"/>
    </style:style>
    <style:style style:name="P56" style:family="paragraph" style:parent-style-name="Footnote">
      <style:text-properties officeooo:rsid="004ce254" officeooo:paragraph-rsid="004ce254"/>
    </style:style>
    <style:style style:name="P57" style:family="paragraph" style:parent-style-name="Footnote">
      <style:text-properties officeooo:rsid="004fc185" officeooo:paragraph-rsid="004fc185"/>
    </style:style>
    <style:style style:name="P58" style:family="paragraph" style:parent-style-name="Footnote">
      <style:text-properties officeooo:rsid="0052f360" officeooo:paragraph-rsid="0052f360"/>
    </style:style>
    <style:style style:name="P59" style:family="paragraph" style:parent-style-name="Footnote">
      <style:text-properties officeooo:rsid="005205fa" officeooo:paragraph-rsid="005205fa"/>
    </style:style>
    <style:style style:name="P60" style:family="paragraph" style:parent-style-name="Footnote">
      <style:text-properties officeooo:paragraph-rsid="006d44c7"/>
    </style:style>
    <style:style style:name="P61" style:family="paragraph" style:parent-style-name="Footnote">
      <style:text-properties officeooo:rsid="006d44c7" officeooo:paragraph-rsid="006d44c7"/>
    </style:style>
    <style:style style:name="P62" style:family="paragraph" style:parent-style-name="Footnote">
      <style:text-properties officeooo:rsid="00556cc8" officeooo:paragraph-rsid="006d44c7"/>
    </style:style>
    <style:style style:name="P63" style:family="paragraph" style:parent-style-name="Footnote">
      <style:text-properties officeooo:rsid="00556cc8" officeooo:paragraph-rsid="006eb25f"/>
    </style:style>
    <style:style style:name="P64" style:family="paragraph" style:parent-style-name="Standard" style:master-page-name="First_20_Page">
      <style:paragraph-properties fo:hyphenation-ladder-count="no-limit" style:page-number="auto"/>
      <style:text-properties fo:language="de" fo:country="DE" officeooo:rsid="0066593e" officeooo:paragraph-rsid="0054664b" fo:hyphenate="true" fo:hyphenation-remain-char-count="2" fo:hyphenation-push-char-count="2"/>
    </style:style>
    <style:style style:name="P65" style:family="paragraph" style:parent-style-name="Standard">
      <loext:graphic-properties draw:fill-image-width="0cm" draw:fill-image-height="0cm"/>
      <style:paragraph-properties fo:margin-left="0cm" fo:margin-right="0cm" fo:line-height="150%" fo:text-align="justify" style:justify-single-word="false" fo:hyphenation-ladder-count="no-limit" fo:text-indent="0.499cm" style:auto-text-indent="false" style:shadow="none">
        <style:tab-stops/>
      </style:paragraph-properties>
      <style:text-properties fo:language="de" fo:country="DE" fo:font-style="normal" officeooo:rsid="0053d6bd" officeooo:paragraph-rsid="0069931d" style:font-style-asian="normal" style:font-style-complex="normal" fo:hyphenate="true" fo:hyphenation-remain-char-count="2" fo:hyphenation-push-char-count="2"/>
    </style:style>
    <style:style style:name="P66" style:family="paragraph" style:parent-style-name="Standard">
      <loext:graphic-properties draw:fill-image-width="0cm" draw:fill-image-height="0cm"/>
      <style:paragraph-properties fo:margin-left="0cm" fo:margin-right="0cm" fo:line-height="150%" fo:text-align="justify" style:justify-single-word="false" fo:hyphenation-ladder-count="no-limit" fo:text-indent="0.499cm" style:auto-text-indent="false" style:shadow="none">
        <style:tab-stops/>
      </style:paragraph-properties>
      <style:text-properties officeooo:rsid="003b8339" officeooo:paragraph-rsid="0069931d" fo:hyphenate="true" fo:hyphenation-remain-char-count="2" fo:hyphenation-push-char-count="2"/>
    </style:style>
    <style:style style:name="P67" style:family="paragraph" style:parent-style-name="Heading_20_1">
      <style:text-properties officeooo:paragraph-rsid="0069931d"/>
    </style:style>
    <style:style style:name="P68" style:family="paragraph" style:parent-style-name="Heading_20_1" style:master-page-name="Standard">
      <style:paragraph-properties style:page-number="3" fo:break-before="page"/>
      <style:text-properties officeooo:rsid="001a9635" officeooo:paragraph-rsid="0069931d"/>
    </style:style>
    <style:style style:name="P69" style:family="paragraph" style:parent-style-name="Heading_20_1">
      <style:paragraph-properties fo:break-before="page"/>
      <style:text-properties fo:language="de" fo:country="DE" officeooo:paragraph-rsid="00550f55"/>
    </style:style>
    <style:style style:name="P70" style:family="paragraph" style:parent-style-name="Heading_20_2">
      <style:text-properties fo:language="de" fo:country="DE" officeooo:paragraph-rsid="00550f55"/>
    </style:style>
    <style:style style:name="P71" style:family="paragraph" style:parent-style-name="Footnote">
      <style:text-properties fo:font-variant="normal" fo:text-transform="none" fo:color="#000000" style:font-name="Times New Roman" fo:font-size="9.75pt" fo:letter-spacing="normal" fo:language="de" fo:country="DE" fo:font-style="normal" fo:font-weight="normal" officeooo:rsid="006d44c7" officeooo:paragraph-rsid="006d44c7" style:font-style-asian="normal" style:font-style-complex="normal"/>
    </style:style>
    <style:style style:name="P72" style:family="paragraph" style:parent-style-name="Footnote">
      <style:text-properties fo:font-style="normal" officeooo:rsid="006b9081" officeooo:paragraph-rsid="006d44c7" style:font-style-asian="normal" style:font-style-complex="normal"/>
    </style:style>
    <style:style style:name="P73" style:family="paragraph" style:parent-style-name="Footnote">
      <style:text-properties fo:font-style="normal" officeooo:rsid="003d59c5" officeooo:paragraph-rsid="006d44c7" style:font-style-asian="normal" style:font-style-complex="normal"/>
    </style:style>
    <style:style style:name="P74" style:family="paragraph" style:parent-style-name="Footnote">
      <style:text-properties fo:font-style="normal" officeooo:rsid="003a6f5c" officeooo:paragraph-rsid="006d44c7" style:font-style-asian="normal" style:font-style-complex="normal"/>
    </style:style>
    <style:style style:name="P75" style:family="paragraph" style:parent-style-name="Footnote">
      <style:text-properties fo:language="en" fo:country="US" fo:font-style="normal" officeooo:rsid="0069028d" officeooo:paragraph-rsid="006d44c7" style:font-style-asian="normal" style:font-style-complex="normal"/>
    </style:style>
    <style:style style:name="P76" style:family="paragraph" style:parent-style-name="Footnote">
      <style:text-properties fo:language="de" fo:country="DE" style:text-underline-style="none" officeooo:rsid="005205fa" officeooo:paragraph-rsid="006d44c7"/>
    </style:style>
    <style:style style:name="P77" style:family="paragraph" style:parent-style-name="Footnote">
      <style:text-properties officeooo:paragraph-rsid="00725506"/>
    </style:style>
    <style:style style:name="P78" style:family="paragraph" style:parent-style-name="Contents_20_Heading" style:master-page-name="Index">
      <style:paragraph-properties style:page-number="auto"/>
    </style:style>
    <style:style style:name="P79" style:family="paragraph" style:parent-style-name="Contents_20_1">
      <style:paragraph-properties>
        <style:tab-stops>
          <style:tab-stop style:position="15.706cm" style:type="right" style:leader-style="dotted" style:leader-text="."/>
        </style:tab-stops>
      </style:paragraph-properties>
    </style:style>
    <style:style style:name="P80" style:family="paragraph" style:parent-style-name="Contents_20_2">
      <style:paragraph-properties>
        <style:tab-stops>
          <style:tab-stop style:position="15.206cm" style:type="right" style:leader-style="dotted" style:leader-text="."/>
        </style:tab-stops>
      </style:paragraph-properties>
    </style:style>
    <style:style style:name="T1" style:family="text">
      <style:text-properties fo:font-style="italic"/>
    </style:style>
    <style:style style:name="T2" style:family="text">
      <style:text-properties fo:font-style="italic" officeooo:rsid="0052f360" style:font-style-asian="italic" style:font-style-complex="italic"/>
    </style:style>
    <style:style style:name="T3" style:family="text">
      <style:text-properties fo:font-style="italic" officeooo:rsid="0045b595" style:font-style-asian="italic" style:font-style-complex="italic"/>
    </style:style>
    <style:style style:name="T4" style:family="text">
      <style:text-properties fo:font-style="italic" officeooo:rsid="002e01af" style:font-style-asian="italic" style:font-style-complex="italic"/>
    </style:style>
    <style:style style:name="T5" style:family="text">
      <style:text-properties fo:font-style="italic" officeooo:rsid="006b9081" style:font-style-asian="italic" style:font-style-complex="italic"/>
    </style:style>
    <style:style style:name="T6" style:family="text">
      <style:text-properties fo:font-style="italic" officeooo:rsid="006cb5b7" style:font-style-asian="italic" style:font-style-complex="italic"/>
    </style:style>
    <style:style style:name="T7" style:family="text">
      <style:text-properties fo:font-style="italic" officeooo:rsid="006d44c7" style:font-style-asian="italic" style:font-style-complex="italic"/>
    </style:style>
    <style:style style:name="T8" style:family="text">
      <style:text-properties fo:font-style="italic" officeooo:rsid="0034a78e" style:font-style-asian="italic" style:font-style-complex="italic"/>
    </style:style>
    <style:style style:name="T9" style:family="text">
      <style:text-properties fo:font-style="italic" officeooo:rsid="004fc185" style:font-style-asian="italic" style:font-style-complex="italic"/>
    </style:style>
    <style:style style:name="T10" style:family="text">
      <style:text-properties fo:font-style="italic" officeooo:rsid="002f24a0" style:font-style-asian="italic" style:font-style-complex="italic"/>
    </style:style>
    <style:style style:name="T11" style:family="text">
      <style:text-properties fo:font-style="italic" officeooo:rsid="003d59c5"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529135" style:font-style-asian="normal" style:font-style-complex="normal"/>
    </style:style>
    <style:style style:name="T14" style:family="text">
      <style:text-properties fo:font-style="normal" officeooo:rsid="006b9081" style:font-style-asian="normal" style:font-style-complex="normal"/>
    </style:style>
    <style:style style:name="T15" style:family="text">
      <style:text-properties fo:font-style="normal" officeooo:rsid="003a6f5c" style:font-style-asian="normal" style:font-style-complex="normal"/>
    </style:style>
    <style:style style:name="T16" style:family="text">
      <style:text-properties fo:font-style="normal" officeooo:rsid="006d44c7" style:font-style-asian="normal" style:font-style-complex="normal"/>
    </style:style>
    <style:style style:name="T17" style:family="text">
      <style:text-properties fo:font-style="normal" officeooo:rsid="0034a78e" style:font-style-asian="normal" style:font-style-complex="normal"/>
    </style:style>
    <style:style style:name="T18" style:family="text">
      <style:text-properties fo:font-style="normal" officeooo:rsid="002f24a0" style:font-style-asian="normal" style:font-style-complex="normal"/>
    </style:style>
    <style:style style:name="T19" style:family="text">
      <style:text-properties fo:font-style="normal" officeooo:rsid="003d59c5" style:font-style-asian="normal" style:font-style-complex="normal"/>
    </style:style>
    <style:style style:name="T20" style:family="text">
      <style:text-properties fo:font-style="normal" officeooo:rsid="004fc185" style:font-style-asian="normal" style:font-style-complex="normal"/>
    </style:style>
    <style:style style:name="T21" style:family="text">
      <style:text-properties officeooo:rsid="0054664b"/>
    </style:style>
    <style:style style:name="T22" style:family="text">
      <style:text-properties fo:font-variant="normal" fo:text-transform="none" fo:color="#000000" style:font-name="Times New Roman" fo:font-size="9.75pt" fo:letter-spacing="normal" fo:language="de" fo:country="DE" fo:font-style="italic" fo:font-weight="normal" officeooo:rsid="006d44c7" style:font-style-asian="italic" style:font-style-complex="italic"/>
    </style:style>
    <style:style style:name="T23" style:family="text">
      <style:text-properties fo:font-variant="normal" fo:text-transform="none" fo:color="#000000" style:font-name="Times New Roman" fo:font-size="9.75pt" fo:letter-spacing="normal" fo:language="de" fo:country="DE" fo:font-style="normal" fo:font-weight="normal" officeooo:rsid="006d44c7" style:font-style-asian="normal" style:font-style-complex="normal"/>
    </style:style>
    <style:style style:name="T24" style:family="text">
      <style:text-properties officeooo:rsid="004f149e"/>
    </style:style>
    <style:style style:name="T25" style:family="text">
      <style:text-properties fo:font-size="12pt" fo:font-weight="normal" style:font-size-asian="10.5pt" style:font-weight-asian="normal" style:font-size-complex="12pt" style:font-weight-complex="normal"/>
    </style:style>
    <style:style style:name="T26" style:family="text">
      <style:text-properties fo:font-size="12pt" fo:font-weight="normal" officeooo:rsid="005a322c" style:font-size-asian="10.5pt" style:font-weight-asian="normal" style:font-size-complex="12pt" style:font-weight-complex="normal"/>
    </style:style>
    <style:style style:name="T27" style:family="text">
      <style:text-properties fo:font-size="12pt" fo:font-weight="normal" officeooo:rsid="0069931d" style:font-size-asian="10.5pt" style:font-weight-asian="normal" style:font-size-complex="12pt" style:font-weight-complex="normal"/>
    </style:style>
    <style:style style:name="T28" style:family="text">
      <style:text-properties officeooo:rsid="005fe740"/>
    </style:style>
    <style:style style:name="T29" style:family="text">
      <style:text-properties fo:language="de" fo:country="DE" style:text-underline-style="none" officeooo:rsid="005205fa"/>
    </style:style>
    <style:style style:name="T30" style:family="text">
      <style:text-properties fo:language="de" fo:country="DE" style:text-underline-style="none" officeooo:rsid="004fc185"/>
    </style:style>
    <style:style style:name="T31" style:family="text">
      <style:text-properties fo:language="de" fo:country="DE" fo:font-style="italic" style:text-underline-style="none" officeooo:rsid="005205fa" style:font-style-asian="italic" style:font-style-complex="italic"/>
    </style:style>
    <style:style style:name="T32" style:family="text">
      <style:text-properties officeooo:rsid="001f0223"/>
    </style:style>
    <style:style style:name="T33" style:family="text">
      <style:text-properties officeooo:rsid="001dc1fa"/>
    </style:style>
    <style:style style:name="T34" style:family="text">
      <style:text-properties officeooo:rsid="00207e44"/>
    </style:style>
    <style:style style:name="T35" style:family="text">
      <style:text-properties officeooo:rsid="0025dff8"/>
    </style:style>
    <style:style style:name="T36" style:family="text">
      <style:text-properties officeooo:rsid="00247de1"/>
    </style:style>
    <style:style style:name="T37" style:family="text">
      <style:text-properties officeooo:rsid="002b3dd7"/>
    </style:style>
    <style:style style:name="T38" style:family="text">
      <style:text-properties officeooo:rsid="0028f184"/>
    </style:style>
    <style:style style:name="T39" style:family="text">
      <style:text-properties officeooo:rsid="0027b319"/>
    </style:style>
    <style:style style:name="T40" style:family="text">
      <style:text-properties officeooo:rsid="002c116f"/>
    </style:style>
    <style:style style:name="T41" style:family="text">
      <style:text-properties officeooo:rsid="0030e248"/>
    </style:style>
    <style:style style:name="T42" style:family="text">
      <style:text-properties officeooo:rsid="0032c1e2"/>
    </style:style>
    <style:style style:name="T43" style:family="text">
      <style:text-properties officeooo:rsid="00368619"/>
    </style:style>
    <style:style style:name="T44" style:family="text">
      <style:text-properties officeooo:rsid="00369f93"/>
    </style:style>
    <style:style style:name="T45" style:family="text">
      <style:text-properties officeooo:rsid="0038dd23"/>
    </style:style>
    <style:style style:name="T46" style:family="text">
      <style:text-properties officeooo:rsid="003a6f5c"/>
    </style:style>
    <style:style style:name="T47" style:family="text">
      <style:text-properties officeooo:rsid="003f0785"/>
    </style:style>
    <style:style style:name="T48" style:family="text">
      <style:text-properties officeooo:rsid="003d59c5"/>
    </style:style>
    <style:style style:name="T49" style:family="text">
      <style:text-properties officeooo:rsid="004204a9"/>
    </style:style>
    <style:style style:name="T50" style:family="text">
      <style:text-properties officeooo:rsid="00438cfc"/>
    </style:style>
    <style:style style:name="T51" style:family="text">
      <style:text-properties officeooo:rsid="00441129"/>
    </style:style>
    <style:style style:name="T52" style:family="text">
      <style:text-properties officeooo:rsid="0044dffc"/>
    </style:style>
    <style:style style:name="T53" style:family="text">
      <style:text-properties officeooo:rsid="0045b595"/>
    </style:style>
    <style:style style:name="T54" style:family="text">
      <style:text-properties officeooo:rsid="00489f2e"/>
    </style:style>
    <style:style style:name="T55" style:family="text">
      <style:text-properties officeooo:rsid="004b6304"/>
    </style:style>
    <style:style style:name="T56" style:family="text">
      <style:text-properties officeooo:rsid="004c9852"/>
    </style:style>
    <style:style style:name="T57" style:family="text">
      <style:text-properties officeooo:rsid="004f4836"/>
    </style:style>
    <style:style style:name="T58" style:family="text">
      <style:text-properties officeooo:rsid="004fc185"/>
    </style:style>
    <style:style style:name="T59" style:family="text">
      <style:text-properties officeooo:rsid="00514c25"/>
    </style:style>
    <style:style style:name="T60" style:family="text">
      <style:text-properties officeooo:rsid="0052f360"/>
    </style:style>
    <style:style style:name="T61" style:family="text">
      <style:text-properties officeooo:rsid="0069931d"/>
    </style:style>
    <style:style style:name="T62" style:family="text">
      <style:text-properties officeooo:rsid="0069afe2"/>
    </style:style>
    <style:style style:name="T63" style:family="text">
      <style:text-properties officeooo:rsid="006a1a8a"/>
    </style:style>
    <style:style style:name="T64" style:family="text">
      <style:text-properties officeooo:rsid="006b9081"/>
    </style:style>
    <style:style style:name="T65" style:family="text">
      <style:text-properties officeooo:rsid="002e01af"/>
    </style:style>
    <style:style style:name="T66" style:family="text">
      <style:text-properties officeooo:rsid="006cb5b7"/>
    </style:style>
    <style:style style:name="T67" style:family="text">
      <style:text-properties fo:language="en" fo:country="US" fo:font-style="normal" style:font-style-asian="normal" style:font-style-complex="normal"/>
    </style:style>
    <style:style style:name="T68" style:family="text">
      <style:text-properties fo:language="en" fo:country="US" fo:font-style="normal" officeooo:rsid="0069028d" style:font-style-asian="normal" style:font-style-complex="normal"/>
    </style:style>
    <style:style style:name="T69" style:family="text">
      <style:text-properties fo:language="en" fo:country="US" fo:font-style="italic" style:font-style-asian="italic" style:font-style-complex="italic"/>
    </style:style>
    <style:style style:name="T70" style:family="text">
      <style:text-properties fo:language="en" fo:country="US" fo:font-style="italic" officeooo:rsid="0069028d" style:font-style-asian="italic" style:font-style-complex="italic"/>
    </style:style>
    <style:style style:name="T71" style:family="text">
      <style:text-properties officeooo:rsid="0034a78e"/>
    </style:style>
    <style:style style:name="T72" style:family="text">
      <style:text-properties officeooo:rsid="006f5858"/>
    </style:style>
    <style:style style:name="T73" style:family="text">
      <style:text-properties fo:font-size="9pt" officeooo:rsid="0052f360" style:font-size-asian="9pt" style:font-size-complex="9pt"/>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Friedrich-Alexander-Universität Erlangen-Nürnberg</text:p>
      <text:p text:style-name="P2">Philosophische Fakultät und Fachbereich Theologie</text:p>
      <text:p text:style-name="P2">Fachbereich: <text:span text:style-name="T61">Politische Wissenschaft</text:span></text:p>
      <text:p text:style-name="P2">Proseminar: <text:span text:style-name="T61">Theorien der Internationalen Beziehungen, Sommersemester 2016</text:span></text:p>
      <text:p text:style-name="P2">Dozent: <text:span text:style-name="T61">Dr. Tim Griebel</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0">Humanitäre Intervention im Kosovo als multilaterale Norm</text:p>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Emil Lefherz</text:p>
      <text:p text:style-name="P8">Rennweg 31</text:p>
      <text:p text:style-name="P7">90<text:span text:style-name="T21">489 Nürnberg</text:span></text:p>
      <text:p text:style-name="P7">E-Mail: emil.lefherz@<text:span text:style-name="T61">fau</text:span>.de </text:p>
      <text:p text:style-name="P7"/>
      <text:p text:style-name="P3"><text:span text:style-name="T25">Zwei-Fach-Bachelor Philosophie (</text:span><text:span text:style-name="T27">6</text:span><text:span text:style-name="T25">. FS) und Politische Wissenschaft (</text:span><text:span text:style-name="T27">4</text:span><text:span text:style-name="T25">. FS</text:span><text:span text:style-name="T26">)</text:span></text:p>
      <text:table-of-content text:style-name="Sect1" text:protected="true" text:name="Table of Contents1">
        <text:table-of-content-source text:outline-level="10">
          <text:index-title-template text:style-name="Contents_20_Heading">Humanitäre Intervention im Kosovo als multilaterale Norm</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8">Humanitäre Intervention im Kosovo als multilaterale Norm</text:p>
          </text:index-title>
          <text:p text:style-name="P79"><text:a xlink:type="simple" xlink:href="#__RefHeading___Toc1523_952987303" text:style-name="Index_20_Link" text:visited-style-name="Index_20_Link">1. Institutionen im Wandel – Weltbilder im Wandel<text:tab/>3</text:a></text:p>
          <text:p text:style-name="P79"><text:a xlink:type="simple" xlink:href="#__RefHeading___Toc1525_952987303" text:style-name="Index_20_Link" text:visited-style-name="Index_20_Link">2. Die Tradition der staatlichen Souveränität<text:tab/>5</text:a></text:p>
          <text:p text:style-name="P80"><text:a xlink:type="simple" xlink:href="#__RefHeading___Toc1527_952987303" text:style-name="Index_20_Link" text:visited-style-name="Index_20_Link">2.1 Der Norm-Life-Cycle der staatlichen Souveränität<text:tab/>6</text:a></text:p>
          <text:p text:style-name="P80"><text:a xlink:type="simple" xlink:href="#__RefHeading___Toc1529_952987303" text:style-name="Index_20_Link" text:visited-style-name="Index_20_Link">2.2 Scheitern der Souveränität<text:tab/>7</text:a></text:p>
          <text:p text:style-name="P79"><text:a xlink:type="simple" xlink:href="#__RefHeading___Toc1531_952987303" text:style-name="Index_20_Link" text:visited-style-name="Index_20_Link">3. Humanitäre Intervention als Norm im multilateralen Weltbild<text:tab/>9</text:a></text:p>
          <text:p text:style-name="P80"><text:a xlink:type="simple" xlink:href="#__RefHeading___Toc1533_952987303" text:style-name="Index_20_Link" text:visited-style-name="Index_20_Link">3.1 Grundlagen des multilateralen Weltbilds<text:tab/>10</text:a></text:p>
          <text:p text:style-name="P80"><text:a xlink:type="simple" xlink:href="#__RefHeading___Toc1535_952987303" text:style-name="Index_20_Link" text:visited-style-name="Index_20_Link">3.2 Existenzbedingungen multilateraler Identitäten<text:tab/>13</text:a></text:p>
          <text:p text:style-name="P79"><text:a xlink:type="simple" xlink:href="#__RefHeading___Toc1537_952987303" text:style-name="Index_20_Link" text:visited-style-name="Index_20_Link">4. Die Etablierung des multilateralen Systems auf dem Prüfstand<text:tab/>15</text:a></text:p>
          <text:p text:style-name="P79"><text:a xlink:type="simple" xlink:href="#__RefHeading__1783_1803230690" text:style-name="Index_20_Link" text:visited-style-name="Index_20_Link">Literaturverzeichnis<text:tab/>17</text:a></text:p>
          <text:p text:style-name="P80"><text:a xlink:type="simple" xlink:href="#__RefHeading__855_75367846" text:style-name="Index_20_Link" text:visited-style-name="Index_20_Link"><text:span text:style-name="T12">L</text:span></text:a><text:a xlink:type="simple" xlink:href="#__RefHeading__855_75367846" text:style-name="Index_20_Link" text:visited-style-name="Index_20_Link"><text:span text:style-name="T12">iteratur:</text:span></text:a><text:a xlink:type="simple" xlink:href="#__RefHeading__855_75367846" text:style-name="Index_20_Link" text:visited-style-name="Index_20_Link"><text:tab/>17</text:a></text:p>
          <text:p text:style-name="P80"><text:a xlink:type="simple" xlink:href="#__RefHeading__857_75367846" text:style-name="Index_20_Link" text:visited-style-name="Index_20_Link">Internetquellen:<text:tab/>17</text:a></text:p>
        </text:index-body>
      </text:table-of-content>
      <text:p text:style-name="P3"/>
      <text:p text:style-name="P9"/>
      <text:p text:style-name="P4"/>
      <text:p text:style-name="P5">Ich habe die Arbeit in geschlechtergerechter Sprache geschrieben. Ich verwende das generische Femininum und das generische Maskulinum abwechselnd. Sollte jemand beim Lesen darüber stolpern: <text:span text:style-name="T28">d</text:span>as ist so gewollt.</text:p>
      <text:h text:style-name="P68" text:outline-level="1"><text:bookmark-start text:name="__RefHeading___Toc1523_952987303"/>1. Institutionen im Wandel – <text:span text:style-name="T32">Weltbilder im Wandel</text:span><text:bookmark-end text:name="__RefHeading___Toc1523_952987303"/></text:h>
      <text:p text:style-name="P11"/>
      <text:p text:style-name="P12">Der Kosovo-Konflikt ist ein <text:span text:style-name="T33">gutes </text:span>Beispiel für <text:span text:style-name="T33">die Weltsicht des </text:span>liberalen Institutionalismus; er ist einer der Kriege, die nicht mehr in erster Linie von Staaten, sondern von internationalen Organisationen aus geführt wurden. <text:span text:style-name="T33">Wo der Neorealismus nicht anerkennen will, wie Institutionen die Struktur der Staatenwelt prägen, kommt ihm die NATO in die Quere und verteidigt die Interessen ihrer Mitglieder, verhandelt mit nicht-staatlichen Akteurinnen, und der einzige Staat, der direkt an dem Konflikt beteiligt war, muss am Ende einpacken und löst sich auf. Wo dem Neorealismus in diesem Szenario die Akteure als Analysekategorie fehlen, bietet der Institutionalismus neue Akteurinnen an, die ihre Interessen in einer veränderten Welt mit rationaler Geistesschärfe und untrüglichem Sinn für die Maximierung ihres Wohls verfolgen.</text:span></text:p>
      <text:p text:style-name="P13">Doch ist das wirklich eine adäquate Leseweise der internationalen Beziehungen? Reicht der Institutionalismus aus, um die Wirren des Kosovo-Konflikts zu erklären? Kann man die Handlungen aller beteiligten Akteure, die sich wohl für keine der Beteiligten gerechnet haben, einfach als Fehlkalkulationen einordnen, und damit hat es sich?</text:p>
      <text:p text:style-name="P13">Der Institutionalismus bietet gegenüber dem Neorealismus einige Vorteile in der Erklärung des Kosovo-Konflikts; <text:span text:style-name="T32">es ist durchaus hilfreich, anzuerkennen, dass er kein Krieg zwischen Staaten um materielle Interessen war, sondern die beteiligten Fraktionen vor allem aus ideellen Gründen gehandelt haben, und keinesfalls alle als Staaten zu zählen sind.</text:span></text:p>
      <text:p text:style-name="P14">Aber um den Konflikt angemessen in eine Zeit des Umbruchs, neuer Strukturen in der internationalen Politik und unklaren Verhältnissen einordnen zu können, ist der Institutionalismus unzureichend. Eine solch undurchsichtige Zeit ist mit dem Konstruktivismus viel besser zu erklären.</text:p>
      <text:p text:style-name="P14">Solange unter den Akteuren der internationalen Beziehungen kein Konsens darüber herrscht, wie die Welt nun beschaffen ist, und wer dabei welchen Einfluss aufeinander hat, welche Rolle die einzelnen Akteur<text:span text:style-name="T61">innen</text:span> spielen und was sie von den anderen erwarten können, kann man nicht davon sprechen, dass die Struktur der internationalen Beziehungen eine objektiv erkennbare Natur hat. </text:p>
      <text:p text:style-name="P14"><text:soft-page-break/>Handeln braucht immer einen Kontext, in dem es stattfindet<text:note text:id="ftn1" text:note-class="footnote"><text:note-citation>1</text:note-citation><text:note-body><text:p text:style-name="P46">Hopf (1998), S.173</text:p></text:note-body></text:note>, und setzt damit ein gewisses Weltbild, eine Vorstellung von den Dingen voraus. Zielgerichtetes Handeln ist nur möglich, wenn in dem Raster, in dem man die Welt sieht, sich ein klares Ziel abzeichnet, und diese sind keinesfalls offensichtlich, sondern müssen wie alles andere erst erkannt werden, bevor man an ihre objektive Realität glauben kann. Kein Wunder, dass Akteur<text:span text:style-name="T61">innen</text:span> in Zeiten wie den Neunzigern, als das bilaterale System des Kalten Krieges gerade zusammengebrochen war, sich vor dem Handeln erst ein neues Bild machen mussten, darüber welche Ziele sie hatten, und wie sie diese am besten erreichen konnten. Kein Wunder, dass sie hinterher feststellen mussten, <text:span text:style-name="T34">dass ihre Erwartungen nicht eintrafen</text:span>.</text:p>
      <text:p text:style-name="P14">Der Konstruktivismus bietet einige hilfreiche theoretische Grundannahmen, um einen solchen Unterschied in den vorherrschenden Perspektiven zu analysieren, und die Folgen daraus zu erklären. <text:span text:style-name="T34">Akteure sind hierbei nicht die Staaten, sondern jeder, der von anderen als solcher gesehen wird. Dabei können Individuen Identitäten und Rollen ausbilden, aber auch Kollektivsubjekte entstehen, deren Individuen nicht voneinander zu trennen sind, und (auch von sich selbst) als Einheit gesehen werden. </text:span></text:p>
      <text:p text:style-name="P15">Die Akteur<text:span text:style-name="T61">innen</text:span> können nur innerhalb von Strukturen handeln, eben jenem Kontext aus Weltbild und Normen, durch den die Welt sich ihnen erschließt. Sie sind jedoch keinesfalls determiniert von diesen Normen, sondern können sich entscheiden dagegen zu handeln und haben in diesem Rahmen Handlungsfreiheit. Akteure und Strukturen bedingen sich also gegenseitig, Strukturen setzen den Rahmen für Akteur<text:span text:style-name="T61">innen</text:span>, und Akteure formen Strukturen mit ihren Handlungen.</text:p>
      <text:p text:style-name="P16">Das Weltbild eine<text:span text:style-name="T61">r</text:span> Akteur<text:span text:style-name="T61">in</text:span> besteht aus Wahrheitsaussagen, die diese trifft. Diese können nach dem kritischen Konstruktivismus nicht unabhängig von ih<text:span text:style-name="T61">r</text:span> gedacht werden und nicht ohne weiteres geteilt werden, da sie immer <text:span text:style-name="T61">sie </text:span>mitdenken muss als Konstrukteur<text:span text:style-name="T61">in</text:span> des Kontextes, in dem die Aussage ihren Sinn entfaltet.</text:p>
      <text:p text:style-name="P17">In diesem Raster ist die Annahme von objektiven Wahrheiten nicht hilfreich, und auch ich kann im Nachhinein nicht für mich beanspruchen, eine objektive Aussage darüber zu treffen, was die einzelnen Akteure während des Kosovo-Konflikts gedacht, gewollt, getan haben. Ich<text:note text:id="ftn2" text:note-class="footnote"><text:note-citation>2</text:note-citation><text:note-body><text:p text:style-name="P47">...als weiß, bi*sexuell, männlich sozialisiert und mit fluidem gender, der aus einem der NATO-Länder stammt, und gleichzeitig kritisch gegenüber staatlicher Herrschaft eingestellt ist, sowie sich vor ethnischen Säuberungen in einer patriarchalen Gesellschaft in Acht nehmen müsste...</text:p></text:note-body></text:note> kann aber meine Sichtweise zur intersubjektiven Konstruktion der Wirklichkeit beisteuern, über die Menschen versuchen zu verstehen, was ge<text:soft-page-break/>nau damals passiert ist. <text:span text:style-name="T35">Analysegegenstand können dann natürlich nur Ideen sein, da auch Körper nur über Ideen vermittelt werden.</text:span></text:p>
      <text:p text:style-name="P18">Warum also hat die NATO aus Sicht des Konstruktivismus in Jugoslawien interveniert?</text:p>
      <text:p text:style-name="P19"><text:span text:style-name="T36">Der Konstruktivismus würde also in der Analyse des Kosovo-Konflikts nicht wie der Institutionalismus sagen, dass die einzelnen NATO-Staaten die Norm der humanitären Intervention erstellt haben, um ihre Interessen zu schützen</text:span><text:span text:style-name="T36"><text:note text:id="ftn3" text:note-class="footnote"><text:note-citation>3</text:note-citation><text:note-body><text:p text:style-name="P48">Overhaus/Schieder (2010), S.120</text:p></text:note-body></text:note></text:span><text:span text:style-name="T36">. Ihre Interessen sind stattdessen gar nicht unabhängig von dieser Norm zu betrachten. Verteidigt wurde gegen Jugoslawien nicht das materielle Interesse der NATO-Staaten, die dort auch nichts besonderes zu gewinnen hatten; ich will viel mehr dafür argumentieren, dass die NATO-Staaten das System einer multilateralen Weltordnung verteidigen wollten, in dem die Normen der Menschenrechte, Marktwirtschaft und der repräsentativen Demokratie von der internationalen Gemeinschaft aufrecht erhalten werden. Die Normen, die ihre Identität als Sicherheitsbündnis für diese Ideale konstituieren, machten es notwendig, im Kosovo-Konflikt einzugreifen, obwohl dadurch andere internationale Normen wie die der staatlichen Souveränität missachtet, und damit nicht reproduziert wurden.</text:span></text:p>
      <text:p text:style-name="P19"/>
      <text:h text:style-name="P67" text:outline-level="1"><text:bookmark-start text:name="__RefHeading___Toc1525_952987303"/>2. <text:span text:style-name="T37">Die Tradition der staatlichen Souveränität</text:span><text:bookmark-end text:name="__RefHeading___Toc1525_952987303"/></text:h>
      <text:p text:style-name="P19"/>
      <text:p text:style-name="P18">Die Norm der staatlichen Souveränität wurde über Jahrhunderte hinweg als eins der wichtigsten Prinzipien des Friedens gesehen, etwa bei Kant<text:note text:id="ftn4" text:note-class="footnote"><text:note-citation>4</text:note-citation><text:note-body><text:p text:style-name="P47">Kant (1796), S.199</text:p></text:note-body></text:note>. Krieg war dabei immer eine Ausnahme dieses Prinzips, und wenn sich die Staaten in Ruhe ließen, musste Frieden herrschen. Staatliche Souveränität konstituiert das west<text:span text:style-name="T38">f</text:span>älische System<text:note text:id="ftn5" text:note-class="footnote"><text:note-citation>5</text:note-citation><text:note-body><text:p text:style-name="P49">Strange (1999), S.345</text:p></text:note-body></text:note>, das von großen Theorien wie dem Neorealismus immer noch als die vorherrschende Struktur der Staatenwelt gesehen wird, als Gesetz der Anarchie, in dem souveräne Staaten gleichberechtigt miteinander interagieren, auf ihrem Staatsgebiet das Gewaltmonopol ausüben, und Beziehungen miteinander eingehen. Das ganze Fach “Internationale Beziehungen” zieht seinen Namen aus dem Gedanken, das zwischen souveränen Nationen soziale Beziehungen entstehen. Umso gravierender ist der Niedergang dieser <text:soft-page-break/>Norm.</text:p>
      <text:p text:style-name="P18">Normen bleiben aufrecht, solange sie <text:span text:style-name="T39">von vielen Akteurinnen geteilt werden, und diese teilen sie, wenn sie in ihr Weltbild passen, wenn sie die adäquate Antwort auf die Herausforderungen der wahrgenommenen Welt zu sein scheinen.</text:span></text:p>
      <text:p text:style-name="P20">Im Kosovo-Konflikt hat die NATO, bestehend auf souveränen Staaten, diese Norm vollkommen missachtet, als sie Jugoslawien angegriffen hat. Die Legitimation hierfür zog sie aus de<text:span text:style-name="T40">r Norm der </text:span>humanitäre<text:span text:style-name="T40">n</text:span> Intervention, <text:span text:style-name="T40">die mit der Norm der Souveränität konkurriert</text:span><text:span text:style-name="T40"><text:note text:id="ftn6" text:note-class="footnote"><text:note-citation>6</text:note-citation><text:note-body><text:p text:style-name="P50">Dixon (2013), S.140</text:p></text:note-body></text:note></text:span><text:span text:style-name="T40">. Warum hat die staatliche Souveränität ihr Verhalten nicht mehr reguliert? Wie verlor die Idee der staatlichen Souveränität ihre Kraft, selbst bei souveränen Staaten, die ihrerseits auf diese Norm angewiesen sind? Um diese Frage zu klären, müssen wir einen genaueren Blick auf die konkurrierenden Normen und Weltbilder werfen.</text:span></text:p>
      <text:p text:style-name="P20"/>
      <text:h text:style-name="Heading_20_2" text:outline-level="2"><text:bookmark-start text:name="__RefHeading___Toc1527_952987303"/>2.1 Der Norm-Life-Cycle der staatlichen Souveränität<text:bookmark-end text:name="__RefHeading___Toc1527_952987303"/></text:h>
      <text:p text:style-name="P20"/>
      <text:p text:style-name="P21">Der Gedanke des Gewaltmonopols, der staatlichen Souveränität entstand nach der Reformation während der darauffolgenden Konfessionskriege, als Jean Bodin vorschlug, die komplette Gewalt im Staate an einen einzigen Herrscher zu übergeben<text:note text:id="ftn7" text:note-class="footnote"><text:note-citation>7</text:note-citation><text:note-body><text:p text:style-name="P51">Bodin (1576)</text:p></text:note-body></text:note>.</text:p>
      <text:p text:style-name="P22">Damit begann die “Norm emergence”, die nach Finnemore und Sikkink (1998) am Beginn eines Norm-Life-Cycles steht, des Prozesses, in dessen Verlauf neue Normen entstehen und hegemonial werden. “<text:span text:style-name="T41">Entrepreneurs” wie Bodin brachten die Idee in Umlauf, die über Jahrhunderte hinweg Befürworter um sich scharte und vereinzelt Realität wurde.</text:span></text:p>
      <text:p text:style-name="P23"><text:span text:style-name="T42">Darauf folgt die </text:span>“Norm cascade”, <text:span text:style-name="T42">die</text:span> zweite Phase des Norm-Life-Cycles, <text:span text:style-name="T42">die eintritt, nach dem der “Tipping Point” erreicht wird, eine kritische Masse an Akteurinnen, die die Norm teilen. In der “Norm Cascade” beginnen sich die anderen Staaten der Norm anzupassen, auch ohne internen Druck oder Antrieb</text:span><text:span text:style-name="T42"><text:note text:id="ftn8" text:note-class="footnote"><text:note-citation>8</text:note-citation><text:note-body><text:p text:style-name="P52">Dixon (2013), S.137</text:p></text:note-body></text:note></text:span><text:span text:style-name="T42">. Der Westfälische Friede ist als “Tipping Point” zu verstehen; durch ihn begann eine kritische Masse an Staaten sich als souverän zu verstehen, und Elemente der staatlichen Souveränität in den eigenen Hoheitsgebieten umzusetzen, wie das Gewaltmonopol, und Verträge zwischen gleichberechtigten Staaten begannen Stück für Stück das alte Lehenssystem zu erset</text:span><text:soft-page-break/><text:span text:style-name="T42">zen, welches zum Beispiel 1649 in England verboten wurde</text:span><text:span text:style-name="T42"><text:note text:id="ftn9" text:note-class="footnote"><text:note-citation>9</text:note-citation><text:note-body><text:p text:style-name="P53">ChristophLanger (2003)</text:p></text:note-body></text:note></text:span><text:span text:style-name="T42">.</text:span></text:p>
      <text:p text:style-name="P24">Die “Internalisation”, die dritte Phase des Norm-Life-Cycles, war spätestens mit dem Aufkommen des Nationalismus und der Gründung von repräsentativen Demokratien um das 19. Jahrhundert herum abgeschlossen. Es ist unmöglich, dafür einen so klaren Punkt zu benennen, aber dass die Einrichtung eines Gewaltmonopols in den neu gegründeten Staaten, wie dem deutschen Reich von 1871, nicht einmal in Frage gestellt wurde, spricht für die vollständige Internalisierung der Norm der staatlichen Souveränität. Auch internationale Organisationen wie die UN funktionieren seit ihrer Gründung nach dem Prinzip der staatlichen Souveränität, und staatliche Gebilde, die diese nicht erfüllen, wie Exilregierungen, Oppositionsparteien im Bürgerkrieg, Minderheiten, die sich als Volk identifizieren <text:span text:style-name="T43">und staatliche Strukturen aufgebaut haben </text:span>(wie Kurdistan <text:span text:style-name="T43">oder Palästina, aber auch die Kosovo-Albaner</text:span>) <text:span text:style-name="T43">oder andere Gruppen wie die Arbeiterklasse oder der CVJM</text:span>, haben <text:span text:style-name="T43">keinen Platz in den Vereinten Nationen.</text:span></text:p>
      <text:p text:style-name="P25">So hat sich die Norm der staatlichen Souveränität entwickelt und ist zu einer vorherrschenden Norm geworden, die lange von den meisten Akteur<text:span text:style-name="T62">inn</text:span>en reproduziert worden ist.</text:p>
      <text:p text:style-name="P24"/>
      <text:h text:style-name="Heading_20_2" text:outline-level="2"><text:bookmark-start text:name="__RefHeading___Toc1529_952987303"/>2.2 Scheitern der Souveränität<text:bookmark-end text:name="__RefHeading___Toc1529_952987303"/></text:h>
      <text:p text:style-name="P24"/>
      <text:p text:style-name="P25">Die staatliche Souveränität bietet <text:span text:style-name="T44">den Akteuren </text:span>in einem gewissen System ganz klare Vorteile. Sie ist <text:span text:style-name="T44">für alle sicherheits- und friedensstiftend, ermöglicht Einzelnen, die anderen Akteure klar abzuschätzen und zu berechnen, gewährt Regierungen Stabilität nach innen und außen, indem sie eine klare Identität als Souverän aufrechterhalten können.</text:span></text:p>
      <text:p text:style-name="P26">Die Norm der staatlichen Souveränität und die Identitäten der souveränen Staaten sowie der von ihnen repräsentierten Bürger<text:span text:style-name="T62">innen</text:span> (es handelt sich ja ausschließlich um repräsentative Systeme) konstituieren sich hierbei gegenseitig: souveräne Staaten sprechen sich gegenseitig ihre Legitimität zu, über die Norm und Institutionen wie die UN vermittelt. Die Norm wiederum legitimiert souveräne Staaten als sicherheitsstiftend. </text:p>
      <text:p text:style-name="P26">Die Legitimität der Identitäten der Akteure sowie der Norm schlägt sich schlussendlich im neorealistischen Weltbild nieder. Solange alle in der Lage sind, die Ereignisse in den internationalen Beziehungen mithilfe der Identitäten von Staaten zu erklären, <text:soft-page-break/>solange die tatsächlichen Akteur<text:span text:style-name="T62">inn</text:span>e<text:span text:style-name="T62">n</text:span> mit denen übereinstimmen, die das neorealistische Weltbild voraussagt, wird die Norm von ihnen reproduziert. Ein ewiger positiver Rückkopplungseffekt, der den Status Quo nicht nur aufrechterhält, sondern gleichzeitig erklärt und ihm seine Legitimität zuweist.</text:p>
      <text:p text:style-name="P26">Das ändert sich, wenn eins der Elemente dieses gegenseitigen Kons<text:span text:style-name="T72">t</text:span>itutionsprozesses ausfällt. Wenn die Identitäten nicht mehr mit den Akteuren übereinstimmen, wenn die Norm missachtet wird, wenn die Vorhersagen des neorealistischen Weltbildes nicht eintreffen, bilden sich kognitive Dissonanzen, die den Status Quo infrage-stellen. </text:p>
      <text:p text:style-name="P26">Hierfür gibt es einige gute Beispiele: das Narrativ vom “Staat im Staate”, in dem sich verschiedene Akteur<text:span text:style-name="T62">innen</text:span> innerhalb eines souveränen Staates auftun, die unterschiedliche Identitäten entwickeln und daran unterschieden werden; regionale Abspaltungs- und Sezessionstendenzen, die die Integrität der Identität des souveränen Staates gefährden, wie Katalonien oder Nordirland; wenn Staatenbündnisse die Aufgaben von staatlichen Souveränen übernehmen, und dadurch <text:span text:style-name="T45">eigene Akteure werden, obwohl sie keine eigene staatliche Souveränität besitzen, wie die EU.</text:span></text:p>
      <text:p text:style-name="P27">Bei diesen Phänomenen treten zwei verschiedene Identitätskonflikte auf: einerseits fühlen sich bei all diesen die Bürger eines Staates nicht mehr von den tatsächlichen Akteur<text:span text:style-name="T62">innen</text:span> repräsentiert, weil sie sich nicht mit ihnen identifizieren. Gravierender ist jedoch der andere Konflikt: das Weltbild, das den Status Quo erklärt hat, trifft nicht länger zu, und eine neue Erklärung für die Geschehnisse muss her. Die Identitäten der Akteure verlieren Legitimität, und neue können sich etablieren. Und auch die Norm der staatlichen Souveränität verliert Legitimität, weil sie nicht mehr von allen Akteur<text:span text:style-name="T62">inn</text:span>en reproduziert wird, nämlich von denen nicht, die selbst keine souveränen Staaten sind.</text:p>
      <text:p text:style-name="P27">In den neunziger Jahren, nach dem Zerfall des Ostblocks, hat sich ein System gebildet, dass anfällig für Ereignisse ist, die dieses Raster gefährden. Der beste Indikator dafür sind die neuen Bedrohungslagen<text:note text:id="ftn10" text:note-class="footnote"><text:note-citation>10</text:note-citation><text:note-body><text:p text:style-name="P62">Bredow (2006)</text:p></text:note-body></text:note>. <text:span text:style-name="T46">In der nicht-mehr-bipolaren Weltordnung werden als Bedrohungen für die Sicherheit immer seltener andere Staaten ausgemacht; stattdessen spielen Terrorismus, ethnische Konflikte und Sezession eine größere Rolle. Diese Bedrohungslagen formen das internationale System; neue Akteure treten auf den Plan, mit ungewöhnlichen Rollen. So kann man vom islamischen Staat nicht erwarten, dass er den Vereinten Nationen beitritt, und Kriegsführung durch Terrorismus ist mit </text:span><text:soft-page-break/><text:span text:style-name="T46">konventionellen Mitteln kaum zu begegnen; die Weltordnung der staatlichen Souveränität, die mit Maßnahmen wie dem Völkerrecht Verhalten sanktioniert hat, dass den Normen widersprach, hat darauf keine Antwort. Nichtstaatliche Armeen wie die Peschmerga hingegen (oder in der Vergangenheit auch Al-Qaida) erhalten nun Waffenlieferungen aus dem Westen, und werden damit zu Akteurinnen.</text:span></text:p>
      <text:p text:style-name="P28">Was heute schon weniger unnormal erscheint, war während des Kosovo-Konflikts noch im Umbruch. Die jugoslawische Regierung hatte mit ihrem klar neorealistischen Weltbild und der Identität eines modernen, souveränen Staates die Erwartung, dass ihr Hoheitsgebiet vollständig unter ihre Kontrolle gehöre, ohne internationale Organisationen, die darin herum pfuschten; und dass sie die Kosovo-albanischen Separatisten, die die Souveränität des jugoslawischen Staates bedrohten, keine Legitimität in den internationalen Beziehungen besaßen; nach der Norm der staatlichen Souveränität wäre ein Vertrag mit ihnen, wie der Vertrag von Rambouillet, nicht einmal möglich gewesen, da sie keine legitimen Akteure waren.</text:p>
      <text:p text:style-name="P28">Nicht nur Milosevic musste über die Enttäuschung seiner Erwartungen lernen, dass dieses Weltbild nicht mehr zutraf, auch der Rest der Welt lernte bei den Ereignissen mit – und nahm Akteur<text:span text:style-name="T62">innen</text:span> wahr, konstituierte ihre Rollen als legitim oder nicht, reproduzierte die Normen der Menschenrechte und de<text:span text:style-name="T72">s</text:span> Multilateralismus, während die Norm der staatlichen Souveränität nicht reproduziert wurde.</text:p>
      <text:p text:style-name="P28">Das neorealistische Weltbild und die damit verbundenen Normen und Identitäten sind seitdem im Niedergang. Doch womit muss dieses Paradigma konkurrieren?</text:p>
      <text:p text:style-name="P28"/>
      <text:h text:style-name="P67" text:outline-level="1"><text:bookmark-start text:name="__RefHeading___Toc1531_952987303"/>3. Humanitäre Intervention als Norm im multilateralen Weltbild<text:bookmark-end text:name="__RefHeading___Toc1531_952987303"/></text:h>
      <text:p text:style-name="P28"/>
      <text:p text:style-name="P29">Seit dem Zerfall des Ostblocks und dem Ende der bipolaren Weltordnung denken die westlichen Regierungen über die neuen Sicherheitsbedrohungen nach – und wie man ihnen begegnen soll. Eine neue Weltordnung macht neue Identitäten und Rollen, neue Normen, und ein neues Weltbild notwendig. Identitäten werden immer über gegenseitige soziale Beziehungen konstituiert, über Äquivalenzen und Differenzen zu diesen – wenn nun ein Akteur einfach <text:span text:style-name="T47">w</text:span>egfällt, <text:span text:style-name="T48">müssen alle, die sich bisher an diesem entlang definiert haben, neue Identitäten definieren.</text:span><text:span text:style-name="T48"><text:note text:id="ftn11" text:note-class="footnote"><text:note-citation>11</text:note-citation><text:note-body><text:p text:style-name="P54">Laclau (2002), S.47</text:p></text:note-body></text:note></text:span></text:p>
      <text:p text:style-name="P30"><text:soft-page-break/>Bei einer Diskussion, die das ziemlich gut zeigt, geht es darum, ob das internationale System nun unipolaren oder multipolaren Charakter hat, welche Machtpole die Konflikte zwischen Staaten bestimmen – ob es dabei nur den einen Machtpol USA gibt, mit der Vorherrschaft als einzige übriggebliebene Weltmacht, oder ob Akteur<text:span text:style-name="T62">innen</text:span> wie Russland, China und die EU auch ihr Stück vom Kuchen einfordern, beides Schlüsse, die auf einem neorealistischen Weltbild beruhen.</text:p>
      <text:p text:style-name="P30">In Ereignissen wie dem Kosovo-Konflikt zeigt sich stattdessen ein anderes Weltbild auf, dass eine liberale Grundlage hat. <text:span text:style-name="T47">Humanitäre Interventionen haben nämlich weder in einem unipolaren noch in einem multipolaren Weltbild Platz; sie rechnen sich nach neorealistischer Analyse einfach nicht, gewähren keinerlei materiellen Nutzen.</text:span></text:p>
      <text:p text:style-name="P31">Die humanitäre Intervention als solches ist vielmehr als Norm zu verstehen, die instrumentell verfolgt, bzw. geteilt wird, um die Norm der Menschenrechte zu verteidigen, welche konstitutiv für die Identitäten der westlichen repräsentativen Demokratien ist. Sie wird erklärt mit einem multilateralen statt multipolarem Weltbild, bei dem es nicht um die komparativen Machtkämpfe zwischen einzelnen Staaten geht, sondern vielmehr darum, die Sicherheitsbedrohungen der neuen Weltordnung kooperativ anzugehen. In internationalen Organisationen wie der NATO wird eine Kollektividentität geschaffen, die Kooperation zwischen den Mitgliedsstaaten auf der Basis ihrer geteilten Normen ermöglicht.</text:p>
      <text:p text:style-name="P32">Der Kosovo-Konflikt ist eins der Ereignisse, während dem die humanitäre Intervention mit als erstes aufgetreten ist. Eine Norm muss auch umgesetzt werden, um Legitimität zu erlangen und ihrerseits konstituieren zu können. Nur dann kann sie als eine der Naturkräfte gesehen werden, aus denen das internationale System konstruiert wird, und damit das multilaterale Weltbild stützen, dass die Einhaltung der Menschenrechte vorhersagt und garantiert.</text:p>
      <text:p text:style-name="P32">Woraus besteht dieses Weltbild?</text:p>
      <text:p text:style-name="P32"/>
      <text:h text:style-name="Heading_20_2" text:outline-level="2"><text:bookmark-start text:name="__RefHeading___Toc1533_952987303"/>3.1 Grundlagen des multilateralen Weltbilds<text:bookmark-end text:name="__RefHeading___Toc1533_952987303"/></text:h>
      <text:p text:style-name="P32"/>
      <text:p text:style-name="P32">Die staatliche Souveränität mitsamt dem Gewaltmonopol war lange eine ausreichende Garantie für die Sicherheit der Einzelnen, und hat solange auch sehr gut funktioniert bzw. wurde reproduziert. <text:span text:style-name="T49">Erst als die innere Logik dieses Status Quo infrage gestellt wurde, weil die Sicherheit in einem solchen System nicht mehr auf dieselbe </text:span><text:soft-page-break/><text:span text:style-name="T49">Weise garantiert werden konnte, begann ein anderes System heraufzuziehen, das bessere Antworten auf die Fragen versprach, die das alte System aufwarf.</text:span></text:p>
      <text:p text:style-name="P33">Es gibt nicht viele Bedrohungen, die von souveränen Staaten nicht in den Griff bekommen werden, und sie müssen nicht zwangsweise ihre Legitimation infrage stellen. Während des Kalten Krieges beispielsweise wurde der Ostblock von den einzelnen Staaten als eine große Bedrohung empfunden, die von einzelnen Staaten nicht allein besiegt werden konnte, was internationale Kooperation notwendig machte. </text:p>
      <text:p text:style-name="P33">Die Akteure blieben jedoch nach wie vor staatliche; da die Staaten des Warschauer Pakts es nicht vollbrachten, ihre Staatlichkeit aufzugeben, gefährdeten sie das neorealistische Weltbild nicht, das prinzipiell Staaten die Akteure im internationalen System waren, auch wenn der Ostblock versuchte, sich als identisch mit der (transnationalen) Arbeiterklasse zu inszenieren. </text:p>
      <text:p text:style-name="P33">Auch weil nur Staaten ein Verteidigungsbudget und eigene Armeen hatten, blieben sie nach eigenem Verständnis Akteur<text:span text:style-name="T62">innen</text:span> der Sicherheitspolitik, und nicht die ökonomischen Klassen, wie es das marxistische Weltbild verstanden hätte. Das genügte, um die Legitimität ihrer Identitäten als Verteidiger des eigenen Volkes zu konstituieren, als souveräne Staaten, die ihre Bürger gegen die Bürger<text:span text:style-name="T62">innen</text:span> anderer souveräner Staaten verteidigten.</text:p>
      <text:p text:style-name="P33">Erst nach dem Zerfall der Sowjetunion stellte ein anderes Bedrohungspotential dieses Narrativ infrage. <text:span text:style-name="T50">Nichtstaatliche Akteure waren mit dem neorealistischen Weltbild nicht erklärbar, und erforderten eine andere Antwort, lieferten auch aber einen neuen Grund für internationale Kooperation.</text:span></text:p>
      <text:p text:style-name="P34">Soft Power, die Prävention von solchen Konflikten, wurde statt dem militärischen Gegenschlag als bevorzugte Antwort von internationalen Organisationen wie der NATO zur Norm erhoben; auch Multilateralismus, die Idee, dass man Konflikte am besten diplomatisch löste, indem sich die internationale Gemeinschaft an einen Tisch setzte und gemeinsam eine nichtmilitärische Lösung fand. Dies förderte die Identifikation als friedliche Hegemonialmächte, die ihr materielles Gewicht zum guten einsetzten, und verlieh den Regierungen der NATO-Staaten Legitimität.</text:p>
      <text:p text:style-name="P34">Die Verhandlungen schlossen natürlich auch immer militärische Mittel als sekundäres Druckmittel mit ein, eine Taktik, die sich bereits gegen Ende des kalten Kriegs bewährt hatte, und die diplomatische Identitäten als Friedensmächte vorerst nicht beeinträchtigte. <text:span text:style-name="T51">Im Gegenteil bekam eine mögliche militärische Intervention ihre Legiti</text:span><text:soft-page-break/><text:span text:style-name="T51">mität daher, dass die diplomatischen Mittel ja alle ausgeschöpft worden waren.</text:span></text:p>
      <text:p text:style-name="P35">Dieses System bot eine erheblich bessere Antwort auf die neuen Konflikte als das alte neorealistische, und ermöglichte den beteiligten repräsentativen Regierungen, sich den Wähler<text:span text:style-name="T62">inne</text:span>n als friedensfördernd und vernünftig zu präsentieren. Der Druck aus der eigenen Bevölkerung, der beim Vietnamkonflikt noch gestört hatte, wurde auf die außenpolitischen Akteure damit ebenfalls geringer, als die neue Logik sich etablierte.</text:p>
      <text:p text:style-name="P35">So begannen die Akteur<text:span text:style-name="T62">innen</text:span> neue Erwartungen zu stellen, und die Normen der Menschenrechte und Kooperation gewannen an Kraft, indem die Akteure erwarteten, dass sie umgesetzt werden würden. Die Identitäten und Rollen der Staaten wandelten sich, und das System der internationalen Beziehungen war von einem multilateralen Weltbild geprägt.</text:p>
      <text:p text:style-name="P35">Der Kosovo-Konflikt stellte in dieser Ordnung in vielerlei Hinsicht eine harte Probe dar. Verschiedene Weltbilder prallten aufeinander, und die unterschiedlichen Erwartungen der verschiedenen Verhandlungspar<text:span text:style-name="T62">tnerinnen</text:span> aneinander lösten schließlich den Konflikt aus.</text:p>
      <text:p text:style-name="P35">Gerade weil der Kosovo kein Paradebeispiel für die multilaterale Lösung post-neorealistischer Probleme ist, zeigt sich an ihm gut, wo die Grenzen jenes Weltbildes liegen. Der Kosovo-Konflikt war durchaus ein Krieg zwischen einem Staatenbündnis und einem Staat, dessen Souveränität angeschlagen war (was bei einem Krieg aber auch vorher schon immer der Fall war). <text:span text:style-name="T52">Insofern war es ein klassischer Krieg nach altem Muster, in dem die nichtstaatlichen Akteure (die als Kosovo-Albanerinnen zusammenzufassen sind) außer in den vorangegangenen Verhandlungen nur eine Nebenrolle spielten.</text:span></text:p>
      <text:p text:style-name="P36">Die multilaterale Norm, dass die Lösung für Konflikte von der internationalen Gemeinschaft am runden Tisch ausgehandelt werden soll, von einem Staatenbündnis mit Vormachtstellung und der Bereitschaft, militärische Mittel einzusetzen, wenn die Diplomatie nicht ausreichen sollte, wurde jedoch auf den Kosovo-Konflikt zweifelsfrei angewendet. Die NATO bemühte sich in langwierigen Verhandlungen, eine Lösung zur Aufrechterhaltung der Menschenrechte zu finden, wie ihre Rolle es im multilateralen Weltbild verlangte. Auch die Kosovo-albanische Verhandlungspartei beim Vertrag von Rambouillet passte sich dieser Norm an, obwohl sie ihrem Weltbild nicht entsprach, aus instrumentellen Gründen<text:note text:id="ftn12" text:note-class="footnote"><text:note-citation>12</text:note-citation><text:note-body><text:p text:style-name="P55">Labarre (200<text:span text:style-name="T53">7</text:span>), S.44</text:p></text:note-body></text:note>.</text:p>
      <text:p text:style-name="P37"><text:soft-page-break/>Nur Milosevic und seine jugoslawische Regierung teilte die Norm des Multilateralismus nicht, und beharrte<text:span text:style-name="T62">n</text:span> bei den Verhandlungen auf <text:span text:style-name="T62">ihrer </text:span>territorialen Integrität, die nur von den alten Normen der staatlichen Souveränität gedeckt war, und der Lösung im Weg stand, die das multilaterale Weltbild für Konflikte wie diesen vorsah. Damit war es vorprogrammiert, dass die NATO, um die Norm des Multilateralismus zu verteidigen, zur humanitären Intervention greifen musste.</text:p>
      <text:p text:style-name="P37"/>
      <text:h text:style-name="Heading_20_2" text:outline-level="2"><text:bookmark-start text:name="__RefHeading___Toc1535_952987303"/>3.2 <text:span text:style-name="T53">Existenzbedingungen multilateraler Identitäten</text:span><text:bookmark-end text:name="__RefHeading___Toc1535_952987303"/></text:h>
      <text:p text:style-name="P37"/>
      <text:p text:style-name="P37">An dem Ausgang der Verhandlungen von Rambouillet sieht man sehr gut, was die Folge davon ist, wenn die Verhandlungspartner nicht dieselben Normen teilen; wenn nicht eine Lösung gefunden werden kann, die ins Weltbild aller beteiligten passt, ist Kooperation unmöglich, und die Akteur<text:span text:style-name="T62">innen</text:span> sind auf die Selbsthilfe nach neorealistischem Weltbild zurückgeworfen.</text:p>
      <text:p text:style-name="P37">Das heißt nicht, dass sie dann materielle Interessen verfolgen würden, da auch diese ihnen nur als Idee vermittelt werden; aber weil sie gezwungen sind, ihre Identitäten gegeneinander aufrechtzuerhalten, die im Verlauf scheiternder Verhandlungen als different zum anderen konstituiert werden, kommt es unweigerlich zu irgendeiner Form des Konflikts; in den schlimmsten Fällen zum militärischen.</text:p>
      <text:p text:style-name="P37">Umso mehr sind geteilte Normen notwendig, um Kooperation zu gewährleisten, um multilaterale Problemlösung auf Ebene der internationalen Gemeinschaft zu ermöglichen.</text:p>
      <text:p text:style-name="P38">Die NATO, die bereits eine gemeinsame Geschichte und Identität als Gegenspieler des Ostblocks hat, ist als Legitimation auf die eigene Identität auf die Normen der Marktwirtschaft und der repräsentativen Demokratie angewiesen; die Verteidigung der Menschenrechte kam in jüngster Vergangenheit dazu. Das wird zum Problem, wenn andere Akteur<text:span text:style-name="T62">innen</text:span> andere Normen bevorzugen; <text:span text:style-name="T54">die russische Föderation beispielsweise inszeniert sich als Gegenpol zur imperialistischen USA, der die staatliche Souveränität aufrechterhalten will, und ihre Handlungen sind nicht so einfach mit einem multilateralen Weltbild erklärbar; was es für die Regierungen anderer Staaten attraktiver macht, den Normen, die die westlichen Mächte vertreten, nicht zu folgen, und mit der staatlichen Souveränität und dem Prinzip der Nichteinmischung ihre materielle Existenz zu sichern. Für Nicht-Demokratien ist diese Identität oft attraktiver als eine </text:span><text:soft-page-break/><text:span text:style-name="T54">idealistische, da sie ihre Herrschaft eher über Stärke als über gesellschaftliche Zustimmung definieren.</text:span></text:p>
      <text:p text:style-name="P39">Das ruft für Organisationen wie die NATO, deren Identität von einem multilateralen Weltbild abhängt, da seit dem Zusammenbruch des Ostblocks vielfach ihre Notwendigkeit in Zweifel gezogen wurde, neue Notwendigkeiten auf den Plan. Wenn sie dieses Weltbild aufrechterhalten will, muss die multilaterale Logik Eingang in das internationale System finden.</text:p>
      <text:p text:style-name="P39">Zum Vergleich: jahrhundertelang hing die Identität von Staaten mit Gewaltmonopol davon ab, dass ihre Herrschaft über alle Menschen innerhalb ihres Territoriums als legitim galt. Die Aufrechterhaltung dieses Gewaltmonopols wurde als intrinsisches Gut angestrebt und reproduziert, als die normale oder sogar natürliche Form der Staatlichkeit betrachtet. Akteure, die dieses Gewaltmonopol angreifen wollten, waren mit der Illegitimität ihres Anspruches konfrontiert, und z.B. die anarchistische Bewegung wurde demzufolge in den meisten Fällen nicht einmal als Akteur<text:span text:style-name="T63">in</text:span> wahrgenommen, wie etwa im spanischen Bürgerkrieg 1936-39, als die Anarchisten von der Kommunistischen Partei absorbiert wurden<text:note text:id="ftn13" text:note-class="footnote"><text:note-citation>13</text:note-citation><text:note-body><text:p text:style-name="P63">Was Behrend (2003) bedauernd beschreibt.</text:p></text:note-body></text:note>, <text:span text:style-name="T55">während sie daran scheiterten, ihre Organisationsform in Kollektiven als legitime Form der Staatlichkeit vertreten zu können</text:span><text:span text:style-name="T55"><text:note text:id="ftn14" text:note-class="footnote"><text:note-citation>14</text:note-citation><text:note-body><text:p text:style-name="P63">Wie Leval (1938) berichtet.</text:p></text:note-body></text:note></text:span><text:span text:style-name="T55">.</text:span></text:p>
      <text:p text:style-name="P40">Die Tragik, der alle gegenüberstehen, die versuchen entgegen einer herrschenden Logik zu handeln, ist dass alle es als unmöglicher Kampf gegen eine natürlich erscheinende Ordnung sehen – wessen Weltbild die Voraussage trifft, dass nur souveräne Staaten mit hierarchisch organisiertem Militär ihre Bürger<text:span text:style-name="T63">innen</text:span> am Leben erhalten können, der wird es als unmöglich und illegitim erachten, sich in anarchistischen Kollektiven zu organisieren.</text:p>
      <text:p text:style-name="P40">Ähnliches müssen Akteur<text:span text:style-name="T63">innen</text:span>, deren Identitäten von einem multilateralen Weltbild abhängen, erdulden. Sie sind davon abhängig, dass <text:span text:style-name="T56">die Norm des Multilateralismus reproduziert wird, dass Konflikte durch Verhandlungen gelöst werden können, ohne dass eine souveräne Macht einfach die Zügel in die Hand nimmt. Nicht nur das: zu einem verlässlichen Teil der Logik eines Systems wird eine Norm nur, wenn sie vollständig internalisiert ist; die anderen Akteure müssen ein Weltbild teilen, in dem es undenkbar ist, dass die Wahrung der Menschenrechte nicht von der internationalen Gemeinschaft aufrechterhalten wird. Selbst die wissenschaftlichen Voraussagen müssen erwarten, dass jede, die nicht zur Findung einer gemeinsamen Lösung mit der internationalen </text:span><text:soft-page-break/><text:span text:style-name="T56">Gemeinschaft bereit ist, damit rechnen muss, dass sie als Teil des Problems gilt.</text:span></text:p>
      <text:p text:style-name="P41">Als die NATO sich nach dem Scheitern der Verhandlungen von Rambouillet entschloss, Jugoslawien anzugreifen, tat <text:span text:style-name="T63">sie </text:span>das also nicht nur, um die Menschenrechte durchzusetzen; sie verteidigte damit eine komplette Weltordnung, nach der es unnatürlich, unlogisch gewesen wäre, wenn Jugoslawien mit den Menschenrechtsverletzungen davongekommen wäre, obwohl die Verhandlungen gescheitert waren. Nicht die Menschenrechte wurden verteidigt, sondern der eigene Anspruch, dass die Sicherheitsbedrohung der neuen Weltordnung nur multilateral zu lösen seien. Nur so konnte die NATO als NATO, sowie die einzelnen Staaten, die sich im Konsens dafür entschieden<text:note text:id="ftn15" text:note-class="footnote"><text:note-citation>15</text:note-citation><text:note-body><text:p text:style-name="P56">Labarre (2007), S.52</text:p></text:note-body></text:note>, sich ihre Identität als Mitglieder der internationalen Gemeinschaft bewahren, die nicht mehr dieselbe gewesen wäre, wenn sie die Sicherheitsprobleme der Welt nicht hätte lösen können.</text:p>
      <text:p text:style-name="P42"/>
      <text:h text:style-name="P67" text:outline-level="1"><text:bookmark-start text:name="__RefHeading___Toc1537_952987303"/><text:span text:style-name="T57">4. </text:span>Die Etablierung des multilateralen Systems auf dem Prüfstand<text:bookmark-end text:name="__RefHeading___Toc1537_952987303"/></text:h>
      <text:p text:style-name="P43"/>
      <text:p text:style-name="P43">Wie gut dieses Weltbild funktionieren wird, ob die Normen, die zu ihm gehören erfolgreich etabliert und internalisiert werden, <text:s/>werden wohl nur unsere Enkelkinder sagen können. Die wenigen Jahre, die die Akteur<text:span text:style-name="T63">innen</text:span> des Westens bisher damit verbracht haben, ihre Vorstellung von den Regeln des internationalen Systems zu propagieren und zu sanktionieren, haben noch nicht ausgereicht, um <text:span text:style-name="T58">die Verlässlichkeit zu erreichen, die benötigt wird, um multilaterale Kooperation in den Weltbildern zum Status Quo, zur logisch erscheinenden Lösung für Konflikte zu machen.</text:span></text:p>
      <text:p text:style-name="P44">Der Norm-Life-Cycle der multilateralen Kooperation ist noch lange nicht abgeschlossen, nicht einmal der Tipping Point ist bis jetzt erreicht. Die “Entrepreneurs” der Idee sind ausnahmslos westliche Eliten, die auch praktische Erfahrung mit solchen Konfliktsituationen haben und direkt an den diplomatischen Verhandlungen und ihren Effekten beteiligt sind. Und eben Leute wie Tony Blair, die für ihr Engagement im Namen dieses Weltbildes einiges an Kritik einstecken müssen<text:note text:id="ftn16" text:note-class="footnote"><text:note-citation>16</text:note-citation><text:note-body><text:p text:style-name="P57">Wie etwa von Jones (2016).</text:p></text:note-body></text:note>.</text:p>
      <text:p text:style-name="P44">Das liegt daran, dass der Einsatz für diese Norm sehr viel Widerstand gegenübersteht und mit einigen Dissonanzen umgehen muss. Um eine kritische Masse an Ak<text:soft-page-break/>teur<text:span text:style-name="T63">innen</text:span> zu erreichen, die <text:span text:style-name="T59">die Norm teilen, müssten vor allem Staatschefs daran mitarbeiten; doch für diese ist sie oft unattraktiv, weil ihre Identität von der konkurrierenden Norm abhängt. Es formiert sich bereits Widerstand gegen den “schädlichen Einfluss des Westens auf die eigene Nation”, in dem sich die Nationalismen der einzelnen Länder gegen den Imperialismus wehren. Putin, der die NATO und ihre Hegemonie ständig angreift, was sich zuletzt im Ukraine-Konflikt eskalierte</text:span><text:span text:style-name="T59"><text:note text:id="ftn17" text:note-class="footnote"><text:note-citation>17</text:note-citation><text:note-body><text:p text:style-name="P58">Ein Narrativ, das zum Beispiel in der Zeit.online von Bock (2015) bewertet wurde.</text:p></text:note-body></text:note></text:span><text:span text:style-name="T59">, zählt zu den prominentesten Verteidigern der alten Welt. Die staatliche Souveränität ist mit nationalen Identitäten eng verknüpft, während internationale Kooperation unintuitiv scheint. Das ist der Widerstand von rechts, der stark von dem neorealistischen Weltbild geprägt ist, das der Norm der staatlichen Souveränität entspringt.</text:span></text:p>
      <text:p text:style-name="P45">Dieser versteht sich sehr gut mit antiimperialistischen Linken<text:note text:id="ftn18" text:note-class="footnote"><text:note-citation>18</text:note-citation><text:note-body><text:p text:style-name="P59">Was andere Linke wie Schulz (2015) ihnen <text:span text:style-name="T60">in der Jungle World v</text:span>orwerfen.</text:p></text:note-body></text:note>, die den Entrepreneur<text:span text:style-name="T63">es</text:span>s<text:span text:style-name="T63">es</text:span> der humanitären Intervention Macht- und Kapitalinteressen unterstellen. Ihr marxistische<text:span text:style-name="T60">s Weltbild beruht paradoxerweise ebenfalls auf den Menschenrechten, die von den NATO-Staaten im Kosovo-Konflikt zum Ziel erklärt wurden. Da in der Umsetzung von humanitären Interventionen die komplette Wahrung von Menschenrechten nicht gewährleistet werden kann, sondern im Gegenteil NATO-Staaten es mit den Menschenrechten oft selbst nicht so genau nehmen, ist das Narrativ der NATO mangelhaft, und genügt nicht, um anderen, die die Norm der Menschenrechte eigentlich teilen, die Wirksamkeit des eigenen Ansatzes zu beweisen. Die Rolle der Intervenierenden wird dabei eher zum Täter als zur Wahrerin der Menschenrechte. Die Erzählung der NATO zu glauben, würde mehr kognitive Dissonanzen hervorrufen als ein kompromissloser Pazifismus, der nicht gewalttätig handeln will und Kriege lieber geschehen lässt als sie durch eigenes Eingreifen zu verhindern.</text:span></text:p>
      <text:p text:style-name="P65">Um multilaterale Kooperation als Norm zu etablieren, sind Menschenrechte und humanitäre Interventionen deswegen weniger geeignet; sie werden an ihren Fehlern gemessen, nicht an ihren Erfolgen.</text:p>
      <text:h text:style-name="P69" text:outline-level="1"><text:bookmark-start text:name="__RefHeading__1783_1803230690"/><text:span text:style-name="T24">L</text:span>iteraturverzeichnis<text:bookmark-end text:name="__RefHeading__1783_1803230690"/></text:h>
      <text:h text:style-name="P70" text:outline-level="2"><text:bookmark-start text:name="__RefHeading__855_75367846"/><text:span text:style-name="T13">L</text:span><text:span text:style-name="T12">iteratur:</text:span><text:bookmark-end text:name="__RefHeading__855_75367846"/></text:h>
      <text:p text:style-name="P71"/>
      <text:p text:style-name="P60"><text:span text:style-name="T23">Behrend, Manfred (2003): </text:span><text:span text:style-name="T22">Der bittere Weg der POUM</text:span><text:span text:style-name="T23">, in </text:span><text:bookmark text:name="anfang"/><text:span text:style-name="T23">Arbeiterstimme, Nürnberg, Nr. 140, 32. Jg., Sommer 2003. online verfügbar unter http://www.glasnost.de/autoren/behrend/poum.html</text:span></text:p>
      <text:p text:style-name="P71"/>
      <text:p text:style-name="P60"><text:span text:style-name="T64">Dixon, Steven (2013): </text:span><text:span text:style-name="T5">Humanitarian Intervention: A Novel Constructivist Analysis </text:span><text:span text:style-name="T6">of Norms and Behaviour</text:span><text:span text:style-name="T66">, in Journal of Politics &amp; International Studies, Vol. 9, Summer 2013, pp. 126-172.</text:span></text:p>
      <text:p text:style-name="P60"/>
      <text:p text:style-name="P60"><text:span text:style-name="T66">Finnemore, M. &amp; Sikkink, K. (1998): </text:span><text:span text:style-name="T10">International Norm Dynamics and Political Change</text:span><text:span text:style-name="T18">, </text:span><text:span text:style-name="T14">i</text:span><text:span text:style-name="T64">n International Organization 52(4), pp. 887-917.</text:span></text:p>
      <text:p text:style-name="P60"/>
      <text:p text:style-name="P60"><text:span text:style-name="T64">Hopf, Ted (1998): </text:span><text:span text:style-name="T5">The Promise of Constructivism in International Relations Theory</text:span><text:span text:style-name="T14">, in International Security, Vol. 23, No. 1 (Summer, 1998), pp. 171-200.</text:span></text:p>
      <text:p text:style-name="P72"/>
      <text:p text:style-name="P60"><text:span text:style-name="T48">Kant, Immanuel (1796): </text:span><text:span text:style-name="T11">Zum ewigen Frieden. Ein philosophischer Entwurf</text:span><text:span text:style-name="T19">, Königsberg: bey Friedrich Nicolovius.</text:span></text:p>
      <text:p text:style-name="P73"/>
      <text:p text:style-name="P60"><text:span text:style-name="T53">Labarre, Frederic (2007): </text:span><text:span text:style-name="T3">The Kosovo War in a Constructivist Perspective</text:span><text:span text:style-name="T53">, in The Quarterly Journal, online verfügbar unter http://connections-qj.org/article/kosovo-war-constructivist-perspective</text:span></text:p>
      <text:p text:style-name="P75"/>
      <text:p text:style-name="P60"><text:span text:style-name="T68">Laclau, Ernesto (2002): </text:span><text:span text:style-name="T70">Emanzipation und Differenz</text:span><text:span text:style-name="T68">, Wien: Turia + Kant.</text:span></text:p>
      <text:p text:style-name="P75"/>
      <text:p text:style-name="P61"><text:span text:style-name="T68">L</text:span><text:span text:style-name="T67">eval, Gaston (1938): </text:span><text:span text:style-name="T69">Social Reconstruction in Spain, </text:span><text:span text:style-name="T67">London. Online verfügbar unter https://www.anarchismus.at/texte-zur-spanischen-revolution-1936/die-kollektive/766-gaston-leval-kollektive-in-spanien</text:span></text:p>
      <text:p text:style-name="P75"/>
      <text:p text:style-name="P60"><text:span text:style-name="T14">Overhaus, Marco &amp; Siegfried Schieder (2010): </text:span><text:span text:style-name="T5">Institutionalismus</text:span><text:span text:style-name="T14">, in: Carlo Masala, Frank Sauer and Andreas Wilhelm (Hrsg.): Handbuch der Internationalen Politik, Wiesbaden, S. 117-134.</text:span></text:p>
      <text:p text:style-name="P72"/>
      <text:p text:style-name="P60">Strange, <text:span text:style-name="T64">Susan</text:span> <text:span text:style-name="T64">(1999)</text:span>: <text:span text:style-name="T1">The Westfailure System.</text:span> The Review of International Studies, 1999, 25, S. 345-354. <text:span text:style-name="T66">online verfügbar unter http://www.jstor.org/stable/20097604?seq=1#page_scan_tab_contents</text:span></text:p>
      <text:h text:style-name="P70" text:outline-level="2"><text:bookmark-start text:name="__RefHeading__857_75367846"/>Internetquellen:<text:bookmark-end text:name="__RefHeading__857_75367846"/></text:h>
      <text:p text:style-name="P71"/>
      <text:p text:style-name="P77"><text:span text:style-name="T60">Bock, Andreas (21.1.2015): </text:span><text:span text:style-name="T2">Subjektiv ist Russland bedroht</text:span><text:span text:style-name="T60">, unter </text:span><text:span text:style-name="T73">http://www.zeit.de/politik/ausland/2015-01/russland-bedrohung-nato-osterweiterung/komplettansicht (abgerufen am 27.7.2016)</text:span></text:p>
      <text:p text:style-name="P60"/>
      <text:p text:style-name="P77"><text:span text:style-name="T60">Bodin, Jean (1576): </text:span><text:span text:style-name="T4">Six Books of the Commonwealth</text:span><text:span text:style-name="T65">, unter http://www.constitution.org/bodin/bodin_1.htm (abgerufen am 27.7.2016)</text:span></text:p>
      <text:p text:style-name="P60"/>
      <text:p text:style-name="P77"><text:span text:style-name="T65">Bredow, Wilfried von (21.8.2006): </text:span><text:span text:style-name="T7">Neue Herausforderungen</text:span><text:span text:style-name="T16">, unter </text:span><text:span text:style-name="T15">http://www.bpb.de/izpb/8669/neue-herausforderungen?p=all</text:span><text:span text:style-name="T20"> (abgerufen am 27.7.2016)</text:span></text:p>
      <text:p text:style-name="P74"/>
      <text:p text:style-name="P77"><text:span text:style-name="T71">ChristophLanger (9.12.2003): </text:span><text:span text:style-name="T8">Lehnswesen.</text:span><text:span text:style-name="T17"> Versionsunterschied unter </text:span><text:span text:style-name="T71">https://de.wikipedia.org/w/index.php?title=Lehnswesen&amp;diff=prev&amp;oldid=442082 (abgerufen am 27.7.2016)</text:span></text:p>
      <text:p text:style-name="P60"/>
      <text:p text:style-name="P60"><text:span text:style-name="T71">Jones, Owen (7.6.2016):</text:span><text:span text:style-name="T9"> If Blairites want a futre, they must divorce themselves from Blair</text:span><text:span text:style-name="T58">, unter https://www.theguardian.com/commentisfree/2016/jun/07/blairites-divorce-tony-blair-chilcot-report-iraq-labour-mps (abgerufen am 27.7.2016)</text:span></text:p>
      <text:p text:style-name="P76"/>
      <text:p text:style-name="P77"><text:span text:style-name="T29">Schulz, Jörn (5.3.2015): </text:span><text:span text:style-name="T31">Im Bann des Chamäleons</text:span><text:span text:style-name="T29">, unter http://jungle-world.com/artikel/2015/10/51540.html</text:span><text:span text:style-name="T30"> (abgerufen am 27.7.201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de" fo:country="DE"/>
    </style:style>
    <style:page-layout style:name="Mpm1">
      <style:page-layout-properties fo:page-width="21.001cm" fo:page-height="29.7cm" style:num-format="1" style:print-orientation="portrait" fo:margin-top="2.328cm" fo:margin-bottom="1.972cm" fo:margin-left="2.805cm" fo:margin-right="3.43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487cm" fo:margin-right="2.80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xymoronist </meta:initial-creator>
    <meta:creation-date>2015-12-15T11:42:37.706149948</meta:creation-date>
    <dc:date>2016-07-27T14:58:51.448290421</dc:date>
    <meta:editing-duration>P3DT11H13M25S</meta:editing-duration>
    <meta:editing-cycles>29</meta:editing-cycles>
    <meta:generator>LibreOffice/5.1.5.1$Linux_X86_64 LibreOffice_project/10m0$Build-1</meta:generator>
    <meta:document-statistic meta:table-count="0" meta:image-count="0" meta:object-count="0" meta:page-count="17" meta:paragraph-count="133" meta:word-count="4852" meta:character-count="36716" meta:non-whitespace-character-count="31982"/>
  </office:meta>
</office:document-meta>
</file>